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style:font-face style:name="Wingdings" svg:font-family="Wingdings" style:font-charset="x-symbol"/>
  </office:font-face-decls>
  <office:automatic-styles>
    <style:style style:name="Table1" style:family="table">
      <style:table-properties style:width="6.3111in" fo:margin-left="0in" table:align="left" style:may-break-between-rows="true" style:writing-mode="lr-tb" table:border-model="collapsing"/>
    </style:style>
    <style:style style:name="Table1.A" style:family="table-column">
      <style:table-column-properties style:column-width="0.625in"/>
    </style:style>
    <style:style style:name="Table1.B" style:family="table-column">
      <style:table-column-properties style:column-width="0.7465in"/>
    </style:style>
    <style:style style:name="Table1.C" style:family="table-column">
      <style:table-column-properties style:column-width="0.9375in"/>
    </style:style>
    <style:style style:name="Table1.D" style:family="table-column">
      <style:table-column-properties style:column-width="1.2549in"/>
    </style:style>
    <style:style style:name="Table1.E" style:family="table-column">
      <style:table-column-properties style:column-width="0.8722in"/>
    </style:style>
    <style:style style:name="Table1.F" style:family="table-column">
      <style:table-column-properties style:column-width="1.0674in"/>
    </style:style>
    <style:style style:name="Table1.G" style:family="table-column">
      <style:table-column-properties style:column-width="0.8076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2681in" table:align="margins" style:shadow="none" style:may-break-between-rows="true" style:writing-mode="lr-tb" table:border-model="collapsing"/>
    </style:style>
    <style:style style:name="Table2.A" style:family="table-column">
      <style:table-column-properties style:column-width="1.0444in" style:rel-column-width="10922*"/>
    </style:style>
    <style:style style:name="Table2.C" style:family="table-column">
      <style:table-column-properties style:column-width="1.0444in" style:rel-column-width="10923*"/>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none" style:writing-mode="page">
        <style:background-image/>
      </style:table-cell-properties>
    </style:style>
    <style:style style:name="Table2.D2" style:family="table-cell">
      <style:table-cell-properties fo:background-color="transparent" fo:padding="0in" fo:border="none" style:writing-mode="page">
        <style:background-image/>
      </style:table-cell-properties>
    </style:style>
    <style:style style:name="Table2.E2" style:family="table-cell">
      <style:table-cell-properties fo:background-color="transparent" fo:padding="0in" fo:border="none" style:writing-mode="page">
        <style:background-image/>
      </style:table-cell-properties>
    </style:style>
    <style:style style:name="Table2.F2" style:family="table-cell">
      <style:table-cell-properties fo:background-color="transparent" fo:padding="0in" fo:border="none" style:writing-mode="page">
        <style:background-image/>
      </style:table-cell-properties>
    </style:style>
    <style:style style:name="Table2.B3" style:family="table-cell">
      <style:table-cell-properties fo:background-color="transparent" fo:padding="0in" fo:border="none" style:writing-mode="page">
        <style:background-image/>
      </style:table-cell-properties>
    </style:style>
    <style:style style:name="Table2.C3" style:family="table-cell">
      <style:table-cell-properties fo:background-color="transparent" fo:padding="0in" fo:border="none" style:writing-mode="page">
        <style:background-image/>
      </style:table-cell-properties>
    </style:style>
    <style:style style:name="Table2.D3" style:family="table-cell">
      <style:table-cell-properties fo:background-color="transparent" fo:padding="0in" fo:border="none" style:writing-mode="page">
        <style:background-image/>
      </style:table-cell-properties>
    </style:style>
    <style:style style:name="Table2.E3" style:family="table-cell">
      <style:table-cell-properties fo:background-color="transparent" fo:padding="0in" fo:border="none" style:writing-mode="page">
        <style:background-image/>
      </style:table-cell-properties>
    </style:style>
    <style:style style:name="Table2.F3" style:family="table-cell">
      <style:table-cell-properties fo:background-color="transparent" fo:padding="0in" fo:border="none" style:writing-mode="page">
        <style:background-image/>
      </style:table-cell-properties>
    </style:style>
    <style:style style:name="Table2.A4" style:family="table-cell">
      <style:table-cell-properties fo:background-color="transparent" fo:padding="0in" fo:border-left="none" fo:border-right="none" fo:border-top="none" fo:border-bottom="0.75pt solid #000000" style:writing-mode="page">
        <style:background-image/>
      </style:table-cell-properties>
    </style:style>
    <style:style style:name="Table2.B4" style:family="table-cell">
      <style:table-cell-properties fo:background-color="transparent" fo:padding="0in" fo:border-left="none" fo:border-right="none" fo:border-top="none" fo:border-bottom="0.75pt solid #000000" style:writing-mode="page">
        <style:background-image/>
      </style:table-cell-properties>
    </style:style>
    <style:style style:name="Table2.C4" style:family="table-cell">
      <style:table-cell-properties fo:background-color="transparent" fo:padding="0in" fo:border-left="none" fo:border-right="none" fo:border-top="none" fo:border-bottom="0.75pt solid #000000" style:writing-mode="page">
        <style:background-image/>
      </style:table-cell-properties>
    </style:style>
    <style:style style:name="Table2.D4" style:family="table-cell">
      <style:table-cell-properties fo:background-color="transparent" fo:padding="0in" fo:border-left="none" fo:border-right="none" fo:border-top="none" fo:border-bottom="0.75pt solid #000000" style:writing-mode="page">
        <style:background-image/>
      </style:table-cell-properties>
    </style:style>
    <style:style style:name="Table2.E4" style:family="table-cell">
      <style:table-cell-properties fo:background-color="transparent" fo:padding="0in" fo:border-left="none" fo:border-right="none" fo:border-top="none" fo:border-bottom="0.75pt solid #000000" style:writing-mode="page">
        <style:background-image/>
      </style:table-cell-properties>
    </style:style>
    <style:style style:name="Table2.F4"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2681in" table:align="margins" style:may-break-between-rows="true" style:writing-mode="lr-tb" table:border-model="collapsing"/>
    </style:style>
    <style:style style:name="Table3.A" style:family="table-column">
      <style:table-column-properties style:column-width="1.2535in" style:rel-column-width="13105*"/>
    </style:style>
    <style:style style:name="Table3.C" style:family="table-column">
      <style:table-column-properties style:column-width="1.6771in" style:rel-column-width="17534*"/>
    </style:style>
    <style:style style:name="Table3.D" style:family="table-column">
      <style:table-column-properties style:column-width="2.084in" style:rel-column-width="21791*"/>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201in"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0201in" fo:border-left="none" fo:border-right="none" fo:border-top="0.05pt solid #000000" fo:border-bottom="none" style:writing-mode="page">
        <style:background-image/>
      </style:table-cell-properties>
    </style:style>
    <style:style style:name="Table3.D2" style:family="table-cell">
      <style:table-cell-properties fo:background-color="transparent" fo:padding="0.0201in"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D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in"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in" fo:border-left="none" fo:border-right="none" fo:border-top="0.75pt solid #000000" fo:border-bottom="none" style:writing-mode="page">
        <style:background-image/>
      </style:table-cell-properties>
    </style:style>
    <style:style style:name="Table3.D6" style:family="table-cell">
      <style:table-cell-properties fo:background-color="transparent" fo:padding="0in"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in" fo:border-left="none" fo:border-right="none" fo:border-top="none" fo:border-bottom="0.75pt solid #000000" style:writing-mode="page">
        <style:background-image/>
      </style:table-cell-properties>
    </style:style>
    <style:style style:name="Table3.D7"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P1" style:family="paragraph" style:parent-style-name="Contents_20_1">
      <style:paragraph-properties>
        <style:tab-stops>
          <style:tab-stop style:position="0.3335in"/>
          <style:tab-stop style:position="6.261in" style:type="right"/>
        </style:tab-stops>
      </style:paragraph-properties>
    </style:style>
    <style:style style:name="P2" style:family="paragraph" style:parent-style-name="Contents_20_2">
      <style:paragraph-properties>
        <style:tab-stops>
          <style:tab-stop style:position="0.5in"/>
          <style:tab-stop style:position="6.261in" style:type="right"/>
        </style:tab-stops>
      </style:paragraph-properties>
    </style:style>
    <style:style style:name="P3" style:family="paragraph" style:parent-style-name="Contents_20_3">
      <style:paragraph-properties>
        <style:tab-stops>
          <style:tab-stop style:position="0.6665in"/>
          <style:tab-stop style:position="6.261in" style:type="right"/>
        </style:tab-stops>
      </style:paragraph-properties>
    </style:style>
    <style:style style:name="P4" style:family="paragraph" style:parent-style-name="No_20_Spacing">
      <style:paragraph-properties fo:text-align="end" style:justify-single-word="false"/>
    </style:style>
    <style:style style:name="P5"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6"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7" style:family="paragraph" style:parent-style-name="No_20_Spacing">
      <style:paragraph-properties fo:text-align="end" style:justify-single-word="false"/>
      <style:text-properties fo:text-transform="uppercase" fo:color="#323e4f" loext:opacity="100%" fo:font-size="26pt" fo:language="en" fo:country="US" officeooo:rsid="003f7fa6" officeooo:paragraph-rsid="003f7fa6" style:letter-kerning="false" style:font-name-asian="Calibri1" style:font-size-asian="26pt" style:language-asian="zh" style:country-asian="CN" style:font-size-complex="26pt" style:language-complex="ar" style:country-complex="SA"/>
    </style:style>
    <style:style style:name="P8" style:family="paragraph" style:parent-style-name="Preformatted_20_Text">
      <style:text-properties officeooo:paragraph-rsid="001b5aa9"/>
    </style:style>
    <style:style style:name="P9" style:family="paragraph" style:parent-style-name="Standard">
      <style:text-properties officeooo:paragraph-rsid="001b5aa9"/>
    </style:style>
    <style:style style:name="P10" style:family="paragraph" style:parent-style-name="Preformatted_20_Text">
      <style:text-properties fo:language="en" fo:country="US" officeooo:paragraph-rsid="001b5aa9"/>
    </style:style>
    <style:style style:name="P11" style:family="paragraph" style:parent-style-name="Standard">
      <style:text-properties fo:language="en" fo:country="US"/>
    </style:style>
    <style:style style:name="P12" style:family="paragraph" style:parent-style-name="Standard">
      <style:text-properties fo:language="en" fo:country="US" officeooo:rsid="004129db"/>
    </style:style>
    <style:style style:name="P13" style:family="paragraph" style:parent-style-name="Standard">
      <style:paragraph-properties fo:margin-left="0.25in" fo:margin-right="0in" fo:text-indent="0in" style:auto-text-indent="false"/>
      <style:text-properties fo:language="en" fo:country="US"/>
    </style:style>
    <style:style style:name="P14" style:family="paragraph" style:parent-style-name="Standard">
      <style:text-properties fo:language="en" fo:country="US" officeooo:paragraph-rsid="00a7e0da"/>
    </style:style>
    <style:style style:name="P15" style:family="paragraph" style:parent-style-name="Standard">
      <style:text-properties fo:language="en" fo:country="US" officeooo:rsid="00ac79af" officeooo:paragraph-rsid="00ac79af"/>
    </style:style>
    <style:style style:name="P16" style:family="paragraph" style:parent-style-name="Standard">
      <style:text-properties fo:color="#2f5496" loext:opacity="100%" style:font-name="Calibri Light" fo:font-size="16pt" fo:language="en" fo:country="US" style:font-size-asian="16pt" style:font-name-complex="Vrinda" style:font-size-complex="20pt"/>
    </style:style>
    <style:style style:name="P17" style:family="paragraph" style:parent-style-name="Standard">
      <style:text-properties fo:font-size="11pt" fo:language="en" fo:country="US" style:font-size-asian="11pt" style:font-size-complex="14pt"/>
    </style:style>
    <style:style style:name="P18" style:family="paragraph" style:parent-style-name="Standard">
      <style:paragraph-properties fo:margin-left="0.25in" fo:margin-right="0in" fo:text-indent="0in" style:auto-text-indent="false"/>
      <style:text-properties fo:font-size="11pt" fo:language="en" fo:country="US" style:font-size-asian="11pt" style:font-size-complex="14pt"/>
    </style:style>
    <style:style style:name="P19" style:family="paragraph" style:parent-style-name="Standard">
      <style:text-properties fo:font-size="11pt" fo:language="en" fo:country="US" officeooo:rsid="003c6ad0" officeooo:paragraph-rsid="00a7e0da" style:font-size-asian="11pt" style:font-size-complex="14pt"/>
    </style:style>
    <style:style style:name="P20" style:family="paragraph" style:parent-style-name="Standard">
      <style:text-properties fo:font-size="11pt" fo:language="en" fo:country="US" officeooo:rsid="0054a967" officeooo:paragraph-rsid="00a7e0da" style:font-size-asian="11pt" style:font-size-complex="14pt"/>
    </style:style>
    <style:style style:name="P21" style:family="paragraph" style:parent-style-name="Standard">
      <style:text-properties fo:font-size="11pt" fo:language="en" fo:country="US" officeooo:rsid="005f64a2" officeooo:paragraph-rsid="00a7e0da" style:font-size-asian="11pt" style:font-size-complex="14pt"/>
    </style:style>
    <style:style style:name="P22" style:family="paragraph" style:parent-style-name="Standard">
      <style:text-properties fo:font-size="11pt" fo:language="en" fo:country="US" officeooo:rsid="00680b2a" officeooo:paragraph-rsid="00a7e0da" style:font-size-asian="11pt" style:font-size-complex="14pt"/>
    </style:style>
    <style:style style:name="P23" style:family="paragraph" style:parent-style-name="Standard">
      <style:text-properties fo:font-size="11pt" fo:language="en" fo:country="US" officeooo:rsid="006d5275" officeooo:paragraph-rsid="00a7e0da" style:font-size-asian="11pt" style:font-size-complex="14pt"/>
    </style:style>
    <style:style style:name="P24" style:family="paragraph" style:parent-style-name="Standard">
      <style:text-properties fo:font-size="11pt" fo:language="en" fo:country="US" officeooo:rsid="0079954d" officeooo:paragraph-rsid="00a7e0da" style:font-size-asian="11pt" style:font-size-complex="14pt"/>
    </style:style>
    <style:style style:name="P25" style:family="paragraph" style:parent-style-name="Standard">
      <style:text-properties fo:font-size="11pt" fo:language="en" fo:country="US" officeooo:rsid="008cedee" officeooo:paragraph-rsid="009c13f0" style:font-size-asian="11pt" style:font-size-complex="14pt"/>
    </style:style>
    <style:style style:name="P26" style:family="paragraph" style:parent-style-name="Standard">
      <style:text-properties fo:font-size="11pt" fo:language="en" fo:country="US" style:font-size-asian="11pt" style:font-name-complex="Calibri1" style:font-size-complex="11pt"/>
    </style:style>
    <style:style style:name="P27" style:family="paragraph" style:parent-style-name="Standard">
      <style:text-properties fo:font-size="11pt" fo:language="en" fo:country="US" officeooo:rsid="004129db" officeooo:paragraph-rsid="004129db" style:font-size-asian="11pt" style:font-name-complex="Calibri1" style:font-size-complex="11pt"/>
    </style:style>
    <style:style style:name="P28" style:family="paragraph" style:parent-style-name="Standard">
      <style:text-properties fo:font-size="11pt" fo:language="en" fo:country="US" officeooo:rsid="00412e44" officeooo:paragraph-rsid="00412e44" style:font-size-asian="11pt" style:font-name-complex="Calibri1" style:font-size-complex="11pt"/>
    </style:style>
    <style:style style:name="P29"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30" style:family="paragraph" style:parent-style-name="Standard">
      <style:text-properties fo:font-size="11pt" fo:language="en" fo:country="US" style:font-size-asian="11pt" style:font-name-complex="Calibri1" style:font-size-complex="14pt"/>
    </style:style>
    <style:style style:name="P31" style:family="paragraph" style:parent-style-name="Text_20_body">
      <style:text-properties fo:font-size="11pt" fo:language="en" fo:country="US" officeooo:rsid="001c23e0" officeooo:paragraph-rsid="001c23e0" style:font-size-asian="9.60000038146973pt" style:font-size-complex="11pt"/>
    </style:style>
    <style:style style:name="P32" style:family="paragraph" style:parent-style-name="Standard">
      <style:text-properties fo:font-size="11pt" fo:language="en" fo:country="GB" style:font-size-asian="11pt" style:font-size-complex="14pt"/>
    </style:style>
    <style:style style:name="P33" style:family="paragraph" style:parent-style-name="Standard">
      <style:text-properties style:font-name="Times New Roman" fo:font-size="11pt" fo:language="en" fo:country="US" style:font-size-asian="11pt" style:font-name-complex="Times New Roman1" style:font-size-complex="11pt"/>
    </style:style>
    <style:style style:name="P34" style:family="paragraph" style:parent-style-name="Standard">
      <style:text-properties fo:color="#1f2328" loext:opacity="100%" style:font-name="Segoe UI" fo:background-color="#ffffff" style:font-name-complex="Segoe UI1"/>
    </style:style>
    <style:style style:name="P35" style:family="paragraph" style:parent-style-name="Standard">
      <style:text-properties officeooo:rsid="0027ddf1" officeooo:paragraph-rsid="002cc922"/>
    </style:style>
    <style:style style:name="P36" style:family="paragraph" style:parent-style-name="Standard">
      <style:text-properties officeooo:rsid="0027ddf1" officeooo:paragraph-rsid="0035a7d3"/>
    </style:style>
    <style:style style:name="P37" style:family="paragraph" style:parent-style-name="Standard">
      <style:text-properties officeooo:rsid="0027ddf1" officeooo:paragraph-rsid="00374f83"/>
    </style:style>
    <style:style style:name="P38" style:family="paragraph" style:parent-style-name="Text_20_body">
      <style:text-properties officeooo:rsid="0027ddf1" officeooo:paragraph-rsid="0027ddf1"/>
    </style:style>
    <style:style style:name="P39" style:family="paragraph" style:parent-style-name="Text_20_body">
      <style:text-properties officeooo:paragraph-rsid="001c86b9"/>
    </style:style>
    <style:style style:name="P40" style:family="paragraph" style:parent-style-name="Text_20_body">
      <style:text-properties officeooo:paragraph-rsid="0027ddf1"/>
    </style:style>
    <style:style style:name="P41" style:family="paragraph" style:parent-style-name="Text_20_body">
      <style:text-properties officeooo:paragraph-rsid="002cc922"/>
    </style:style>
    <style:style style:name="P42" style:family="paragraph" style:parent-style-name="Text_20_body">
      <style:text-properties style:text-line-through-style="none" style:text-line-through-type="none" fo:font-size="11pt" fo:language="en" fo:country="US" officeooo:rsid="0027ddf1" officeooo:paragraph-rsid="0027ddf1" style:font-size-asian="9.60000038146973pt" style:font-name-complex="Vrinda" style:font-size-complex="11pt"/>
    </style:style>
    <style:style style:name="P4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21938"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0d68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4948b"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rsid="009f9811" officeooo:paragraph-rsid="009f9811"/>
    </style:style>
    <style:style style:name="P52" style:family="paragraph" style:parent-style-name="Standard">
      <style:text-properties officeooo:rsid="00a0e419" officeooo:paragraph-rsid="00a0e419"/>
    </style:style>
    <style:style style:name="P53" style:family="paragraph" style:parent-style-name="No_20_Spacing">
      <style:paragraph-properties fo:text-align="end" style:justify-single-word="false"/>
    </style:style>
    <style:style style:name="P54" style:family="paragraph" style:parent-style-name="No_20_Spacing">
      <style:paragraph-properties fo:text-align="end" style:justify-single-word="false"/>
      <style:text-properties officeooo:paragraph-rsid="003f7fa6"/>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Heading_20_1" style:list-style-name="">
      <style:paragraph-properties fo:margin-left="0.5in" fo:margin-right="0in" fo:text-indent="0in" style:auto-text-indent="false" fo:break-before="page"/>
      <style:text-properties fo:language="en" fo:country="US"/>
    </style:style>
    <style:style style:name="P61" style:family="paragraph" style:parent-style-name="Heading_20_1">
      <style:paragraph-properties fo:break-before="page"/>
    </style:style>
    <style:style style:name="P62" style:family="paragraph" style:parent-style-name="Heading_20_1">
      <style:text-properties officeooo:paragraph-rsid="0027ddf1"/>
    </style:style>
    <style:style style:name="P63" style:family="paragraph" style:parent-style-name="List_20_Paragraph" style:list-style-name="WWNum4">
      <style:text-properties fo:font-size="11pt" fo:language="en" fo:country="US" style:font-size-asian="11pt" style:font-name-complex="Calibri1" style:font-size-complex="11pt"/>
    </style:style>
    <style:style style:name="P64" style:family="paragraph" style:parent-style-name="List_20_Paragraph" style:list-style-name="WWNum5">
      <style:text-properties fo:font-size="11pt" fo:language="en" fo:country="US" officeooo:paragraph-rsid="00a7e0da" style:font-size-asian="11pt" style:font-size-complex="14pt"/>
    </style:style>
    <style:style style:name="P65" style:family="paragraph" style:parent-style-name="Standard" style:master-page-name="First_20_Page">
      <style:paragraph-properties style:page-number="auto"/>
    </style:style>
    <style:style style:name="P66" style:family="paragraph" style:parent-style-name="Standard" style:list-style-name="Numbering_20_123">
      <style:text-properties fo:font-size="11pt" fo:language="en" fo:country="US" officeooo:rsid="00412e44" officeooo:paragraph-rsid="00412e44" style:font-size-asian="11pt" style:font-name-complex="Calibri1" style:font-size-complex="11pt"/>
    </style:style>
    <style:style style:name="P67" style:family="paragraph" style:parent-style-name="Standard" style:list-style-name="Numbering_20_123">
      <style:text-properties fo:font-size="11pt" fo:language="en" fo:country="US" officeooo:rsid="0043bcdc" officeooo:paragraph-rsid="0043bcdc" style:font-size-asian="11pt" style:font-name-complex="Calibri1" style:font-size-complex="11pt"/>
    </style:style>
    <style:style style:name="P68" style:family="paragraph" style:parent-style-name="Standard" style:list-style-name="Numbering_20_123">
      <style:text-properties fo:font-size="11pt" fo:language="en" fo:country="US" officeooo:rsid="004adf1b" officeooo:paragraph-rsid="004adf1b" style:font-size-asian="11pt" style:font-name-complex="Calibri1" style:font-size-complex="11pt"/>
    </style:style>
    <style:style style:name="P69" style:family="paragraph" style:parent-style-name="Standard">
      <style:text-properties fo:font-size="11pt" fo:language="en" fo:country="US" officeooo:paragraph-rsid="009c13f0" style:font-size-asian="11pt" style:font-size-complex="14pt"/>
    </style:style>
    <style:style style:name="P70" style:family="paragraph" style:parent-style-name="Standard">
      <style:text-properties fo:font-size="11pt" fo:language="en" fo:country="US" officeooo:rsid="0081ebe1" officeooo:paragraph-rsid="00a9c5d2" style:font-size-asian="11pt" style:font-size-complex="14pt"/>
    </style:style>
    <style:style style:name="P71" style:family="paragraph" style:parent-style-name="Standard">
      <style:text-properties fo:font-size="11pt" fo:language="en" fo:country="US" officeooo:rsid="00680b2a" officeooo:paragraph-rsid="00a7e0da" style:font-size-asian="11pt" style:font-size-complex="14pt"/>
    </style:style>
    <style:style style:name="P72" style:family="paragraph" style:parent-style-name="Standard">
      <style:text-properties fo:font-size="11pt" officeooo:rsid="009f9811" officeooo:paragraph-rsid="009f9811" style:font-size-asian="11pt" style:font-size-complex="11pt"/>
    </style:style>
    <style:style style:name="P73" style:family="paragraph" style:parent-style-name="Standard">
      <style:text-properties fo:font-size="11pt" officeooo:rsid="00a39ba5" officeooo:paragraph-rsid="00a39ba5" style:font-size-asian="11pt" style:font-size-complex="11pt"/>
    </style:style>
    <style:style style:name="P74" style:family="paragraph" style:parent-style-name="Standard">
      <style:text-properties officeooo:paragraph-rsid="00bf937e"/>
    </style:style>
    <style:style style:name="P75" style:family="paragraph" style:parent-style-name="Standard">
      <style:text-properties fo:language="en" fo:country="US" style:language-asian="en" style:country-asian="GB"/>
    </style:style>
    <style:style style:name="P76" style:family="paragraph" style:parent-style-name="Standard">
      <style:paragraph-properties fo:break-before="page"/>
      <style:text-properties fo:language="en" fo:country="US" style:language-asian="en" style:country-asian="GB"/>
    </style:style>
    <style:style style:name="P77" style:family="paragraph" style:parent-style-name="Standard">
      <style:text-properties officeooo:rsid="00a39ba5" officeooo:paragraph-rsid="00a39ba5"/>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0" style:family="paragraph">
      <loext:graphic-properties draw:fill="none"/>
      <style:paragraph-properties fo:text-align="start"/>
      <style:text-properties fo:color="#000000" loext:opacity="100%" fo:font-size="18pt"/>
    </style:style>
    <style:style style:name="P81" style:family="paragraph">
      <loext:graphic-properties draw:fill="solid" draw:fill-color="#ed7d31"/>
      <style:paragraph-properties fo:text-align="start" style:writing-mode="lr-tb"/>
    </style:style>
    <style:style style:name="P82"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background-color="#ffffff" loext:char-shading-value="0"/>
    </style:style>
    <style:style style:name="T5" style:family="text">
      <style:text-properties fo:language="en" fo:country="US" style:language-asian="en" style:country-asian="GB"/>
    </style:style>
    <style:style style:name="T6" style:family="text">
      <style:text-properties fo:font-variant="normal" fo:text-transform="none" style:font-name="Calibri" fo:font-weight="normal" style:letter-kerning="false" style:language-asian="en" style:country-asian="GB" style:font-weight-asian="normal" style:font-size-complex="15pt" style:font-weight-complex="normal"/>
    </style:style>
    <style:style style:name="T7" style:family="text">
      <style:text-properties text:display="true"/>
    </style:style>
    <style:style style:name="T8" style:family="text">
      <style:text-properties fo:font-size="12pt" fo:font-weight="normal" style:letter-kerning="false" style:font-size-asian="12pt" style:language-asian="en" style:country-asian="GB" style:font-weight-asian="normal" style:font-size-complex="15pt" style:font-weight-complex="normal"/>
    </style:style>
    <style:style style:name="T9" style:family="text">
      <style:text-properties fo:font-size="12pt" style:letter-kerning="false" style:font-size-asian="12pt" style:language-asian="en" style:country-asian="GB" style:font-size-complex="15pt"/>
    </style:style>
    <style:style style:name="T10" style:family="text">
      <style:text-properties fo:background-color="#ffffff" loext:char-shading-value="0"/>
    </style:style>
    <style:style style:name="T11" style:family="text">
      <style:text-properties style:font-name-asian="Times New Roman1" style:language-asian="en" style:country-asian="GB"/>
    </style:style>
    <style:style style:name="T12" style:family="text">
      <style:text-properties fo:font-size="11pt" fo:language="en" fo:country="US" style:font-size-asian="11pt" style:font-size-complex="11pt"/>
    </style:style>
    <style:style style:name="T13" style:family="text">
      <style:text-properties fo:font-size="11pt" fo:language="en" fo:country="US" officeooo:rsid="001b5aa9" style:font-size-asian="11pt" style:font-size-complex="11pt"/>
    </style:style>
    <style:style style:name="T14" style:family="text">
      <style:text-properties fo:font-size="11pt" fo:language="en" fo:country="US" officeooo:rsid="00199164" style:font-size-asian="11pt" style:font-name-complex="Calibri1" style:font-size-complex="14pt"/>
    </style:style>
    <style:style style:name="T15" style:family="text">
      <style:text-properties fo:font-size="11pt" fo:language="en" fo:country="US" officeooo:rsid="001c86b9" style:font-size-asian="11pt" style:font-name-complex="Calibri1" style:font-size-complex="14pt"/>
    </style:style>
    <style:style style:name="T16" style:family="text">
      <style:text-properties fo:font-size="11pt" fo:language="en" fo:country="US" officeooo:rsid="001b5aa9" style:font-size-asian="11pt" style:font-name-complex="Calibri1" style:font-size-complex="14pt"/>
    </style:style>
    <style:style style:name="T17" style:family="text">
      <style:text-properties fo:font-size="11pt" fo:language="en" fo:country="US" officeooo:rsid="0031aa96" style:font-size-asian="11pt" style:font-name-complex="Calibri1" style:font-size-complex="14pt"/>
    </style:style>
    <style:style style:name="T18" style:family="text">
      <style:text-properties fo:font-size="11pt" fo:language="en" fo:country="US" officeooo:rsid="001c86b9" style:font-size-asian="9.60000038146973pt" style:font-size-complex="11pt"/>
    </style:style>
    <style:style style:name="T19" style:family="text">
      <style:text-properties fo:font-size="11pt" fo:language="en" fo:country="US" officeooo:rsid="001d995b" style:font-size-asian="9.60000038146973pt" style:font-size-complex="11pt"/>
    </style:style>
    <style:style style:name="T20" style:family="text">
      <style:text-properties fo:font-size="11pt" fo:language="en" fo:country="US" officeooo:rsid="001eeec6" style:font-size-asian="9.60000038146973pt" style:font-size-complex="11pt"/>
    </style:style>
    <style:style style:name="T21" style:family="text">
      <style:text-properties fo:font-size="11pt" fo:language="en" fo:country="US" officeooo:rsid="0024ab33" style:font-size-asian="9.60000038146973pt" style:font-size-complex="11pt"/>
    </style:style>
    <style:style style:name="T22" style:family="text">
      <style:text-properties fo:font-size="11pt" fo:language="en" fo:country="US" officeooo:rsid="0024ab33" style:font-size-asian="9.60000038146973pt" style:font-name-complex="Vrinda" style:font-size-complex="11pt"/>
    </style:style>
    <style:style style:name="T23" style:family="text">
      <style:text-properties fo:font-size="11pt" fo:language="en" fo:country="US" officeooo:rsid="0025f783" style:font-size-asian="9.60000038146973pt" style:font-name-complex="Vrinda" style:font-size-complex="11pt"/>
    </style:style>
    <style:style style:name="T24" style:family="text">
      <style:text-properties fo:font-size="11pt" fo:language="en" fo:country="US" officeooo:rsid="0027ddf1" style:font-size-asian="9.60000038146973pt" style:font-name-complex="Vrinda" style:font-size-complex="11pt"/>
    </style:style>
    <style:style style:name="T25" style:family="text">
      <style:text-properties fo:font-size="11pt" officeooo:rsid="008cedee" style:font-size-asian="11pt" style:font-size-complex="14pt"/>
    </style:style>
    <style:style style:name="T26" style:family="text">
      <style:text-properties fo:font-size="11pt" officeooo:rsid="008eaa7a" style:font-size-asian="11pt" style:font-size-complex="14pt"/>
    </style:style>
    <style:style style:name="T27" style:family="text">
      <style:text-properties officeooo:rsid="001c86b9"/>
    </style:style>
    <style:style style:name="T28" style:family="text">
      <style:text-properties officeooo:rsid="001eeec6"/>
    </style:style>
    <style:style style:name="T29" style:family="text">
      <style:text-properties style:text-line-through-style="none" style:text-line-through-type="none" fo:font-size="11pt" fo:language="en" fo:country="US" officeooo:rsid="0027ddf1" style:font-size-asian="9.60000038146973pt" style:font-name-complex="Vrinda" style:font-size-complex="11pt"/>
    </style:style>
    <style:style style:name="T30" style:family="text">
      <style:text-properties style:text-line-through-style="none" style:text-line-through-type="none" fo:font-size="11pt" fo:language="en" fo:country="US" fo:font-style="normal" style:font-size-asian="9.60000038146973pt" style:font-style-asian="normal" style:font-name-complex="Vrinda" style:font-size-complex="11pt" style:font-style-complex="normal"/>
    </style:style>
    <style:style style:name="T31"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32"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33" style:family="text">
      <style:text-properties style:text-line-through-style="none" style:text-line-through-type="none" fo:font-size="11pt" fo:language="en" fo:country="US" fo:font-style="normal" officeooo:rsid="0034308b" style:font-size-asian="9.60000038146973pt" style:font-style-asian="normal" style:font-name-complex="Vrinda" style:font-size-complex="11pt" style:font-style-complex="normal"/>
    </style:style>
    <style:style style:name="T34" style:family="text">
      <style:text-properties style:text-line-through-style="none" style:text-line-through-type="none" fo:font-size="11pt" fo:language="en" fo:country="US" fo:font-style="normal" officeooo:rsid="0035a7d3" style:font-size-asian="9.60000038146973pt" style:font-style-asian="normal" style:font-name-complex="Vrinda" style:font-size-complex="11pt" style:font-style-complex="normal"/>
    </style:style>
    <style:style style:name="T35" style:family="text">
      <style:text-properties style:text-line-through-style="none" style:text-line-through-type="none" fo:font-size="11pt" fo:language="en" fo:country="US" fo:font-style="normal" officeooo:rsid="00374f83" style:font-size-asian="9.60000038146973pt" style:font-style-asian="normal" style:font-name-complex="Vrinda" style:font-size-complex="11pt" style:font-style-complex="normal"/>
    </style:style>
    <style:style style:name="T36" style:family="text">
      <style:text-properties style:text-line-through-style="none" style:text-line-through-type="none" fo:font-size="11pt" fo:language="en" fo:country="US" fo:font-style="normal" officeooo:rsid="003903ac" style:font-size-asian="9.60000038146973pt" style:font-style-asian="normal" style:font-name-complex="Vrinda" style:font-size-complex="11pt" style:font-style-complex="normal"/>
    </style:style>
    <style:style style:name="T37" style:family="text">
      <style:text-properties style:text-line-through-style="none" style:text-line-through-type="none" fo:font-size="11pt" fo:language="en" fo:country="US" fo:font-style="normal" officeooo:rsid="00b9df3a" style:font-size-asian="9.60000038146973pt" style:font-style-asian="normal" style:font-name-complex="Vrinda" style:font-size-complex="11pt" style:font-style-complex="normal"/>
    </style:style>
    <style:style style:name="T38" style:family="text">
      <style:text-properties fo:color="#6a8759" loext:opacity="100%" style:font-name="JetBrains Mono" fo:font-size="10pt" fo:font-style="normal" fo:font-weight="normal" style:font-size-asian="10pt" style:font-style-asian="normal" style:font-weight-asian="normal"/>
    </style:style>
    <style:style style:name="T39"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40" style:family="text">
      <style:text-properties officeooo:rsid="0031aa96"/>
    </style:style>
    <style:style style:name="T41" style:family="text">
      <style:text-properties officeooo:rsid="00412e44"/>
    </style:style>
    <style:style style:name="T42"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43" style:family="text">
      <style:text-properties officeooo:rsid="0046e0b1"/>
    </style:style>
    <style:style style:name="T44" style:family="text">
      <style:text-properties officeooo:rsid="004809a5"/>
    </style:style>
    <style:style style:name="T45" style:family="text">
      <style:text-properties officeooo:rsid="0049556d"/>
    </style:style>
    <style:style style:name="T46" style:family="text">
      <style:text-properties officeooo:rsid="004c508a"/>
    </style:style>
    <style:style style:name="T47" style:family="text">
      <style:text-properties officeooo:rsid="004edc46"/>
    </style:style>
    <style:style style:name="T48" style:family="text">
      <style:text-properties officeooo:rsid="004fc135"/>
    </style:style>
    <style:style style:name="T49" style:family="text">
      <style:text-properties officeooo:rsid="004fc135" style:font-name-complex="Vrinda"/>
    </style:style>
    <style:style style:name="T50" style:family="text">
      <style:text-properties officeooo:rsid="0052016e"/>
    </style:style>
    <style:style style:name="T51" style:family="text">
      <style:text-properties officeooo:rsid="0052ea11"/>
    </style:style>
    <style:style style:name="T52" style:family="text">
      <style:text-properties officeooo:rsid="00563ac5"/>
    </style:style>
    <style:style style:name="T53" style:family="text">
      <style:text-properties officeooo:rsid="0057f2d2"/>
    </style:style>
    <style:style style:name="T54" style:family="text">
      <style:text-properties officeooo:rsid="0060d40c"/>
    </style:style>
    <style:style style:name="T55" style:family="text">
      <style:text-properties officeooo:rsid="0061a908"/>
    </style:style>
    <style:style style:name="T56" style:family="text">
      <style:text-properties officeooo:rsid="0069df8e"/>
    </style:style>
    <style:style style:name="T57" style:family="text">
      <style:text-properties officeooo:rsid="006b623f"/>
    </style:style>
    <style:style style:name="T58" style:family="text">
      <style:text-properties officeooo:rsid="006f2e2d"/>
    </style:style>
    <style:style style:name="T59" style:family="text">
      <style:text-properties officeooo:rsid="0075c28d"/>
    </style:style>
    <style:style style:name="T60" style:family="text">
      <style:text-properties officeooo:rsid="00767d0f"/>
    </style:style>
    <style:style style:name="T61" style:family="text">
      <style:text-properties officeooo:rsid="00789244"/>
    </style:style>
    <style:style style:name="T62" style:family="text">
      <style:text-properties officeooo:rsid="007d44df"/>
    </style:style>
    <style:style style:name="T63" style:family="text">
      <style:text-properties officeooo:rsid="007ed6ea"/>
    </style:style>
    <style:style style:name="T64" style:family="text">
      <style:text-properties officeooo:rsid="0091e4ae"/>
    </style:style>
    <style:style style:name="T65" style:family="text">
      <style:text-properties officeooo:rsid="0094948b"/>
    </style:style>
    <style:style style:name="T66" style:family="text">
      <style:text-properties officeooo:rsid="0095999c"/>
    </style:style>
    <style:style style:name="T67" style:family="text">
      <style:text-properties officeooo:rsid="0096db4d"/>
    </style:style>
    <style:style style:name="T68" style:family="text">
      <style:text-properties officeooo:rsid="009726ea"/>
    </style:style>
    <style:style style:name="T69" style:family="text">
      <style:text-properties officeooo:rsid="009f9811"/>
    </style:style>
    <style:style style:name="T70" style:family="text">
      <style:text-properties officeooo:rsid="00a14801"/>
    </style:style>
    <style:style style:name="T71" style:family="text">
      <style:text-properties officeooo:rsid="00a49cdb"/>
    </style:style>
    <style:style style:name="T72" style:family="text">
      <style:text-properties officeooo:rsid="00a7e0da"/>
    </style:style>
    <style:style style:name="T73" style:family="text">
      <style:text-properties officeooo:rsid="00ada109"/>
    </style:style>
    <style:style style:name="T74" style:family="text">
      <style:text-properties officeooo:rsid="00afea59"/>
    </style:style>
    <style:style style:name="T75" style:family="text">
      <style:text-properties officeooo:rsid="00affb36"/>
    </style:style>
    <style:style style:name="T76" style:family="text">
      <style:text-properties officeooo:rsid="00b20993"/>
    </style:style>
    <style:style style:name="T77" style:family="text">
      <style:text-properties officeooo:rsid="00b29f59"/>
    </style:style>
    <style:style style:name="T78" style:family="text">
      <style:text-properties officeooo:rsid="00b3ec92"/>
    </style:style>
    <style:style style:name="T79" style:family="text">
      <style:text-properties officeooo:rsid="00b5a146"/>
    </style:style>
    <style:style style:name="T80" style:family="text">
      <style:text-properties officeooo:rsid="00b796d3"/>
    </style:style>
    <style:style style:name="T81" style:family="text">
      <style:text-properties style:text-line-through-style="solid" style:text-line-through-type="single" fo:font-size="11pt" fo:language="en" fo:country="US" style:font-size-asian="9.60000038146973pt" style:font-name-complex="Vrinda" style:font-size-complex="11pt"/>
    </style:style>
    <style:style style:name="T82" style:family="text">
      <style:text-properties officeooo:rsid="00bfd66a"/>
    </style:style>
    <style:style style:name="T83" style:family="text">
      <style:text-properties officeooo:rsid="00c16a7d"/>
    </style:style>
    <style:style style:name="T84" style:family="text">
      <style:text-properties officeooo:rsid="00c1f437"/>
    </style:style>
    <style:style style:name="T85" style:family="text">
      <style:text-properties officeooo:rsid="00c4df5d"/>
    </style:style>
    <style:style style:name="T86" style:family="text"/>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draw:textarea-vertical-align="bottom" draw:auto-grow-height="false" fo:min-height="0.9492in" fo:min-width="6.1598in" fo:padding-top="0in" fo:padding-bottom="0in" fo:padding-left="0in" fo:padding-right="0in" fo:wrap-option="wrap" fo:margin-left="0.1252in" fo:margin-right="0.1362in" fo:margin-top="0in" fo:margin-bottom="0.016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4.272in" fo:min-width="6.1598in" fo:padding-top="0in" fo:padding-bottom="0in" fo:padding-left="0in" fo:padding-right="0in" fo:wrap-option="wrap" fo:margin-left="0.1252in" fo:margin-right="0.1362in" fo:margin-top="0in" fo:margin-bottom="0.007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362in" fo:margin-top="0in" fo:margin-bottom="0.008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in" fo:margin-right="0.0035in" fo:margin-top="0in" fo:margin-bottom="0.0008in"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138in" draw:stroke-linejoin="miter" svg:stroke-linecap="butt" draw:fill="solid" draw:fill-color="#ed7d31" draw:textarea-vertical-align="middle" draw:auto-grow-height="false" draw:fit-to-size="false" style:shrink-to-fit="false" fo:min-height="9.5047in" fo:min-width="0.0508in" fo:padding-top="0.05in" fo:padding-bottom="0.05in" fo:padding-left="0.1in" fo:padding-right="0.1in" fo:wrap-option="wrap" style:run-through="foreground"/>
      <style:paragraph-properties style:writing-mode="lr-tb"/>
    </style:style>
    <style:style style:name="gr6" style:family="graphic">
      <style:graphic-properties draw:stroke="none" svg:stroke-width="0.0138in" draw:stroke-linejoin="miter" svg:stroke-linecap="butt" draw:fill="solid" draw:fill-color="#4472c4" draw:textarea-vertical-align="middle" draw:auto-grow-height="false" draw:fit-to-size="false" style:shrink-to-fit="false" fo:min-height="0.15in" fo:min-width="0.0508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16"><draw:custom-shape text:anchor-type="paragraph" style:rel-width="73%" style:rel-height="36%" draw:z-index="1" draw:name="Text Box 111" draw:style-name="gr3" draw:text-style-name="P80" svg:width="6.1594in" svg:height="0.3224in" svg:x="1.2402in" svg:y="71.128in"><text:p text:style-name="P4"><field:fieldmark-start text:name="__Fieldmark__8_1146417038"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80" svg:width="6.1594in" svg:height="0.9488in" svg:x="1.2398in" svg:y="9.7898in"><text:p text:style-name="P5">Vemund Hellekleiv</text:p><text:p text:style-name="P6">s362068</text:p><text:p text:style-name="P4"><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Text Box 113" draw:style-name="gr2" draw:text-style-name="P80" svg:width="6.1594in" svg:height="4.2717in" svg:x="1.2398in" svg:y="5.3201in"><text:p text:style-name="P7">Python &amp; network evaluation</text:p><text:p text:style-name="P54"><text:span text:style-name="T42">my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81" svg:width="0.2504in" svg:height="9.6043in" svg:x="0.3717in" svg:y="0.850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82" svg:width="0.2504in" svg:height="0.2496in" svg:x="0.3717in" svg:y="10.601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60"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105778" text:style-name="Index_20_Link" text:visited-style-name="Index_20_Link"><text:span text:style-name="T3">1</text:span></text:a><text:a xlink:type="simple" xlink:href="#_Toc131105778" text:style-name="Index_20_Link" text:visited-style-name="Index_20_Link"><text:span text:style-name="T6"><text:tab/></text:span></text:a><text:a xlink:type="simple" xlink:href="#_Toc131105778" text:style-name="Index_20_Link" text:visited-style-name="Index_20_Link"><text:span text:style-name="T3">Introduction</text:span></text:a><text:a xlink:type="simple" xlink:href="#_Toc131105778" text:style-name="Index_20_Link" text:visited-style-name="Index_20_Link"><text:span text:style-name="T7"><text:tab/>2</text:span></text:a></text:p>
          <text:p text:style-name="P1"><text:a xlink:type="simple" xlink:href="#_Toc131105779" text:style-name="Index_20_Link" text:visited-style-name="Index_20_Link"><text:span text:style-name="T3">2</text:span></text:a><text:a xlink:type="simple" xlink:href="#_Toc131105779" text:style-name="Index_20_Link" text:visited-style-name="Index_20_Link"><text:span text:style-name="T6"><text:tab/></text:span></text:a><text:a xlink:type="simple" xlink:href="#_Toc131105779" text:style-name="Index_20_Link" text:visited-style-name="Index_20_Link"><text:span text:style-name="T3">Simpleperf</text:span></text:a><text:a xlink:type="simple" xlink:href="#_Toc131105779" text:style-name="Index_20_Link" text:visited-style-name="Index_20_Link"><text:span text:style-name="T7"><text:tab/>2</text:span></text:a></text:p>
          <text:p text:style-name="P1"><text:a xlink:type="simple" xlink:href="#_Toc131105780" text:style-name="Index_20_Link" text:visited-style-name="Index_20_Link"><text:span text:style-name="T3">3</text:span></text:a><text:a xlink:type="simple" xlink:href="#_Toc131105780" text:style-name="Index_20_Link" text:visited-style-name="Index_20_Link"><text:span text:style-name="T6"><text:tab/></text:span></text:a><text:a xlink:type="simple" xlink:href="#_Toc131105780" text:style-name="Index_20_Link" text:visited-style-name="Index_20_Link"><text:span text:style-name="T3">Experimental setup</text:span></text:a><text:a xlink:type="simple" xlink:href="#_Toc131105780" text:style-name="Index_20_Link" text:visited-style-name="Index_20_Link"><text:span text:style-name="T7"><text:tab/>2</text:span></text:a></text:p>
          <text:p text:style-name="P1"><text:a xlink:type="simple" xlink:href="#_Toc131105781" text:style-name="Index_20_Link" text:visited-style-name="Index_20_Link"><text:span text:style-name="T3">4</text:span></text:a><text:a xlink:type="simple" xlink:href="#_Toc131105781" text:style-name="Index_20_Link" text:visited-style-name="Index_20_Link"><text:span text:style-name="T6"><text:tab/></text:span></text:a><text:a xlink:type="simple" xlink:href="#_Toc131105781" text:style-name="Index_20_Link" text:visited-style-name="Index_20_Link"><text:span text:style-name="T3">Results and discussion</text:span></text:a><text:a xlink:type="simple" xlink:href="#_Toc131105781" text:style-name="Index_20_Link" text:visited-style-name="Index_20_Link"><text:span text:style-name="T7"><text:tab/>2</text:span></text:a></text:p>
          <text:p text:style-name="P2"><text:a xlink:type="simple" xlink:href="#_Toc131105782" text:style-name="Index_20_Link" text:visited-style-name="Index_20_Link"><text:span text:style-name="T3">4.1</text:span></text:a><text:a xlink:type="simple" xlink:href="#_Toc131105782" text:style-name="Index_20_Link" text:visited-style-name="Index_20_Link"><text:span text:style-name="T8"><text:tab/></text:span></text:a><text:a xlink:type="simple" xlink:href="#_Toc131105782" text:style-name="Index_20_Link" text:visited-style-name="Index_20_Link"><text:span text:style-name="T3">Network tools</text:span></text:a><text:a xlink:type="simple" xlink:href="#_Toc131105782" text:style-name="Index_20_Link" text:visited-style-name="Index_20_Link"><text:span text:style-name="T7"><text:tab/>2</text:span></text:a></text:p>
          <text:p text:style-name="P2"><text:a xlink:type="simple" xlink:href="#_Toc131105783" text:style-name="Index_20_Link" text:visited-style-name="Index_20_Link"><text:span text:style-name="T3">4.2</text:span></text:a><text:a xlink:type="simple" xlink:href="#_Toc131105783" text:style-name="Index_20_Link" text:visited-style-name="Index_20_Link"><text:span text:style-name="T8"><text:tab/></text:span></text:a><text:a xlink:type="simple" xlink:href="#_Toc131105783" text:style-name="Index_20_Link" text:visited-style-name="Index_20_Link"><text:span text:style-name="T3">Performance metrics</text:span></text:a><text:a xlink:type="simple" xlink:href="#_Toc131105783" text:style-name="Index_20_Link" text:visited-style-name="Index_20_Link"><text:span text:style-name="T7"><text:tab/>2</text:span></text:a></text:p>
          <text:p text:style-name="P2"><text:a xlink:type="simple" xlink:href="#_Toc131105784" text:style-name="Index_20_Link" text:visited-style-name="Index_20_Link">4.3</text:a><text:a xlink:type="simple" xlink:href="#_Toc131105784" text:style-name="Index_20_Link" text:visited-style-name="Index_20_Link"><text:span text:style-name="T8"><text:tab/></text:span></text:a><text:a xlink:type="simple" xlink:href="#_Toc131105784" text:style-name="Index_20_Link" text:visited-style-name="Index_20_Link"><text:span text:style-name="T4">T</text:span></text:a><text:a xlink:type="simple" xlink:href="#_Toc131105784" text:style-name="Index_20_Link" text:visited-style-name="Index_20_Link"><text:span text:style-name="T10">est case 1: measuring bandwidth with iperf in UDP mode</text:span></text:a><text:a xlink:type="simple" xlink:href="#_Toc131105784" text:style-name="Index_20_Link" text:visited-style-name="Index_20_Link"><text:span text:style-name="T7"><text:tab/>2</text:span></text:a></text:p>
          <text:p text:style-name="P3"><text:a xlink:type="simple" xlink:href="#_Toc131105785" text:style-name="Index_20_Link" text:visited-style-name="Index_20_Link"><text:span text:style-name="T11">4.3.1</text:span></text:a><text:a xlink:type="simple" xlink:href="#_Toc131105785" text:style-name="Index_20_Link" text:visited-style-name="Index_20_Link"><text:span text:style-name="T9"><text:tab/></text:span></text:a><text:a xlink:type="simple" xlink:href="#_Toc131105785" text:style-name="Index_20_Link" text:visited-style-name="Index_20_Link"><text:span text:style-name="T11">Results</text:span></text:a><text:a xlink:type="simple" xlink:href="#_Toc131105785" text:style-name="Index_20_Link" text:visited-style-name="Index_20_Link"><text:span text:style-name="T7"><text:tab/>2</text:span></text:a></text:p>
          <text:p text:style-name="P3"><text:a xlink:type="simple" xlink:href="#_Toc131105786" text:style-name="Index_20_Link" text:visited-style-name="Index_20_Link"><text:span text:style-name="T5">4.3.2</text:span></text:a><text:a xlink:type="simple" xlink:href="#_Toc131105786" text:style-name="Index_20_Link" text:visited-style-name="Index_20_Link"><text:span text:style-name="T9"><text:tab/></text:span></text:a><text:a xlink:type="simple" xlink:href="#_Toc131105786" text:style-name="Index_20_Link" text:visited-style-name="Index_20_Link"><text:span text:style-name="T5">Discussion</text:span></text:a><text:a xlink:type="simple" xlink:href="#_Toc131105786" text:style-name="Index_20_Link" text:visited-style-name="Index_20_Link"><text:span text:style-name="T7"><text:tab/>2</text:span></text:a></text:p>
          <text:p text:style-name="P2"><text:a xlink:type="simple" xlink:href="#_Toc131105787" text:style-name="Index_20_Link" text:visited-style-name="Index_20_Link">4.4</text:a><text:a xlink:type="simple" xlink:href="#_Toc131105787" text:style-name="Index_20_Link" text:visited-style-name="Index_20_Link"><text:span text:style-name="T8"><text:tab/></text:span></text:a><text:a xlink:type="simple" xlink:href="#_Toc131105787" text:style-name="Index_20_Link" text:visited-style-name="Index_20_Link"><text:span text:style-name="T10">Test case 2: link latency and throughput</text:span></text:a><text:a xlink:type="simple" xlink:href="#_Toc131105787" text:style-name="Index_20_Link" text:visited-style-name="Index_20_Link"><text:span text:style-name="T7"><text:tab/>3</text:span></text:a></text:p>
          <text:p text:style-name="P3"><text:a xlink:type="simple" xlink:href="#_Toc131105788" text:style-name="Index_20_Link" text:visited-style-name="Index_20_Link"><text:span text:style-name="T11">4.4.1</text:span></text:a><text:a xlink:type="simple" xlink:href="#_Toc131105788" text:style-name="Index_20_Link" text:visited-style-name="Index_20_Link"><text:span text:style-name="T9"><text:tab/></text:span></text:a><text:a xlink:type="simple" xlink:href="#_Toc131105788" text:style-name="Index_20_Link" text:visited-style-name="Index_20_Link"><text:span text:style-name="T11">Results</text:span></text:a><text:a xlink:type="simple" xlink:href="#_Toc131105788" text:style-name="Index_20_Link" text:visited-style-name="Index_20_Link"><text:span text:style-name="T7"><text:tab/>3</text:span></text:a></text:p>
          <text:p text:style-name="P3"><text:a xlink:type="simple" xlink:href="#_Toc131105789" text:style-name="Index_20_Link" text:visited-style-name="Index_20_Link"><text:span text:style-name="T5">4.4.2</text:span></text:a><text:a xlink:type="simple" xlink:href="#_Toc131105789" text:style-name="Index_20_Link" text:visited-style-name="Index_20_Link"><text:span text:style-name="T9"><text:tab/></text:span></text:a><text:a xlink:type="simple" xlink:href="#_Toc131105789" text:style-name="Index_20_Link" text:visited-style-name="Index_20_Link"><text:span text:style-name="T5">Discussion</text:span></text:a><text:a xlink:type="simple" xlink:href="#_Toc131105789" text:style-name="Index_20_Link" text:visited-style-name="Index_20_Link"><text:span text:style-name="T7"><text:tab/>3</text:span></text:a></text:p>
          <text:p text:style-name="P2"><text:a xlink:type="simple" xlink:href="#_Toc131105790" text:style-name="Index_20_Link" text:visited-style-name="Index_20_Link">4.5</text:a><text:a xlink:type="simple" xlink:href="#_Toc131105790" text:style-name="Index_20_Link" text:visited-style-name="Index_20_Link"><text:span text:style-name="T8"><text:tab/></text:span></text:a><text:a xlink:type="simple" xlink:href="#_Toc131105790" text:style-name="Index_20_Link" text:visited-style-name="Index_20_Link"><text:span text:style-name="T10">Test case 3: path Latency and throughput</text:span></text:a><text:a xlink:type="simple" xlink:href="#_Toc131105790" text:style-name="Index_20_Link" text:visited-style-name="Index_20_Link"><text:span text:style-name="T7"><text:tab/>3</text:span></text:a></text:p>
          <text:p text:style-name="P3"><text:a xlink:type="simple" xlink:href="#_Toc131105791" text:style-name="Index_20_Link" text:visited-style-name="Index_20_Link"><text:span text:style-name="T11">4.5.1</text:span></text:a><text:a xlink:type="simple" xlink:href="#_Toc131105791" text:style-name="Index_20_Link" text:visited-style-name="Index_20_Link"><text:span text:style-name="T9"><text:tab/></text:span></text:a><text:a xlink:type="simple" xlink:href="#_Toc131105791" text:style-name="Index_20_Link" text:visited-style-name="Index_20_Link"><text:span text:style-name="T11">Results</text:span></text:a><text:a xlink:type="simple" xlink:href="#_Toc131105791" text:style-name="Index_20_Link" text:visited-style-name="Index_20_Link"><text:span text:style-name="T7"><text:tab/>3</text:span></text:a></text:p>
          <text:p text:style-name="P3"><text:a xlink:type="simple" xlink:href="#_Toc131105792" text:style-name="Index_20_Link" text:visited-style-name="Index_20_Link"><text:span text:style-name="T5">4.5.2</text:span></text:a><text:a xlink:type="simple" xlink:href="#_Toc131105792" text:style-name="Index_20_Link" text:visited-style-name="Index_20_Link"><text:span text:style-name="T9"><text:tab/></text:span></text:a><text:a xlink:type="simple" xlink:href="#_Toc131105792" text:style-name="Index_20_Link" text:visited-style-name="Index_20_Link"><text:span text:style-name="T5">Discussion</text:span></text:a><text:a xlink:type="simple" xlink:href="#_Toc131105792" text:style-name="Index_20_Link" text:visited-style-name="Index_20_Link"><text:span text:style-name="T7"><text:tab/>3</text:span></text:a></text:p>
          <text:p text:style-name="P2"><text:a xlink:type="simple" xlink:href="#_Toc131105793" text:style-name="Index_20_Link" text:visited-style-name="Index_20_Link">4.6</text:a><text:a xlink:type="simple" xlink:href="#_Toc131105793" text:style-name="Index_20_Link" text:visited-style-name="Index_20_Link"><text:span text:style-name="T8"><text:tab/></text:span></text:a><text:a xlink:type="simple" xlink:href="#_Toc131105793" text:style-name="Index_20_Link" text:visited-style-name="Index_20_Link"><text:span text:style-name="T10">Test case 4: effects of multiplexing and latency</text:span></text:a><text:a xlink:type="simple" xlink:href="#_Toc131105793" text:style-name="Index_20_Link" text:visited-style-name="Index_20_Link"><text:span text:style-name="T7"><text:tab/>3</text:span></text:a></text:p>
          <text:p text:style-name="P3"><text:a xlink:type="simple" xlink:href="#_Toc131105794" text:style-name="Index_20_Link" text:visited-style-name="Index_20_Link"><text:span text:style-name="T11">4.6.1</text:span></text:a><text:a xlink:type="simple" xlink:href="#_Toc131105794" text:style-name="Index_20_Link" text:visited-style-name="Index_20_Link"><text:span text:style-name="T9"><text:tab/></text:span></text:a><text:a xlink:type="simple" xlink:href="#_Toc131105794" text:style-name="Index_20_Link" text:visited-style-name="Index_20_Link"><text:span text:style-name="T11">Results</text:span></text:a><text:a xlink:type="simple" xlink:href="#_Toc131105794" text:style-name="Index_20_Link" text:visited-style-name="Index_20_Link"><text:span text:style-name="T7"><text:tab/>3</text:span></text:a></text:p>
          <text:p text:style-name="P3"><text:a xlink:type="simple" xlink:href="#_Toc131105795" text:style-name="Index_20_Link" text:visited-style-name="Index_20_Link"><text:span text:style-name="T5">4.6.2</text:span></text:a><text:a xlink:type="simple" xlink:href="#_Toc131105795" text:style-name="Index_20_Link" text:visited-style-name="Index_20_Link"><text:span text:style-name="T9"><text:tab/></text:span></text:a><text:a xlink:type="simple" xlink:href="#_Toc131105795" text:style-name="Index_20_Link" text:visited-style-name="Index_20_Link"><text:span text:style-name="T5">Discussion</text:span></text:a><text:a xlink:type="simple" xlink:href="#_Toc131105795" text:style-name="Index_20_Link" text:visited-style-name="Index_20_Link"><text:span text:style-name="T7"><text:tab/>3</text:span></text:a></text:p>
          <text:p text:style-name="P2"><text:a xlink:type="simple" xlink:href="#_Toc131105796" text:style-name="Index_20_Link" text:visited-style-name="Index_20_Link">4.7</text:a><text:a xlink:type="simple" xlink:href="#_Toc131105796" text:style-name="Index_20_Link" text:visited-style-name="Index_20_Link"><text:span text:style-name="T8"><text:tab/></text:span></text:a><text:a xlink:type="simple" xlink:href="#_Toc131105796" text:style-name="Index_20_Link" text:visited-style-name="Index_20_Link"><text:span text:style-name="T10">Test case 5: effects of parallel connections</text:span></text:a><text:a xlink:type="simple" xlink:href="#_Toc131105796" text:style-name="Index_20_Link" text:visited-style-name="Index_20_Link"><text:span text:style-name="T7"><text:tab/>3</text:span></text:a></text:p>
          <text:p text:style-name="P3"><text:a xlink:type="simple" xlink:href="#_Toc131105797" text:style-name="Index_20_Link" text:visited-style-name="Index_20_Link"><text:span text:style-name="T11">4.7.1</text:span></text:a><text:a xlink:type="simple" xlink:href="#_Toc131105797" text:style-name="Index_20_Link" text:visited-style-name="Index_20_Link"><text:span text:style-name="T9"><text:tab/></text:span></text:a><text:a xlink:type="simple" xlink:href="#_Toc131105797" text:style-name="Index_20_Link" text:visited-style-name="Index_20_Link"><text:span text:style-name="T11">Results</text:span></text:a><text:a xlink:type="simple" xlink:href="#_Toc131105797" text:style-name="Index_20_Link" text:visited-style-name="Index_20_Link"><text:span text:style-name="T7"><text:tab/>3</text:span></text:a></text:p>
          <text:p text:style-name="P3"><text:a xlink:type="simple" xlink:href="#_Toc131105798" text:style-name="Index_20_Link" text:visited-style-name="Index_20_Link"><text:span text:style-name="T5">4.7.2</text:span></text:a><text:a xlink:type="simple" xlink:href="#_Toc131105798" text:style-name="Index_20_Link" text:visited-style-name="Index_20_Link"><text:span text:style-name="T9"><text:tab/></text:span></text:a><text:a xlink:type="simple" xlink:href="#_Toc131105798" text:style-name="Index_20_Link" text:visited-style-name="Index_20_Link"><text:span text:style-name="T5">Discussion</text:span></text:a><text:a xlink:type="simple" xlink:href="#_Toc131105798" text:style-name="Index_20_Link" text:visited-style-name="Index_20_Link"><text:span text:style-name="T7"><text:tab/>3</text:span></text:a></text:p>
          <text:p text:style-name="P1"><text:a xlink:type="simple" xlink:href="#_Toc131105799" text:style-name="Index_20_Link" text:visited-style-name="Index_20_Link"><text:span text:style-name="T3">5</text:span></text:a><text:a xlink:type="simple" xlink:href="#_Toc131105799" text:style-name="Index_20_Link" text:visited-style-name="Index_20_Link"><text:span text:style-name="T6"><text:tab/></text:span></text:a><text:a xlink:type="simple" xlink:href="#_Toc131105799" text:style-name="Index_20_Link" text:visited-style-name="Index_20_Link"><text:span text:style-name="T3">Conclusions</text:span></text:a><text:a xlink:type="simple" xlink:href="#_Toc131105799" text:style-name="Index_20_Link" text:visited-style-name="Index_20_Link"><text:span text:style-name="T7"><text:tab/>3</text:span></text:a></text:p>
          <text:p text:style-name="P1"><text:a xlink:type="simple" xlink:href="#_Toc131105800" text:style-name="Index_20_Link" text:visited-style-name="Index_20_Link"><text:span text:style-name="T3">6</text:span></text:a><text:a xlink:type="simple" xlink:href="#_Toc131105800" text:style-name="Index_20_Link" text:visited-style-name="Index_20_Link"><text:span text:style-name="T6"><text:tab/></text:span></text:a><text:a xlink:type="simple" xlink:href="#_Toc131105800" text:style-name="Index_20_Link" text:visited-style-name="Index_20_Link"><text:span text:style-name="T3">References</text:span></text:a><text:a xlink:type="simple" xlink:href="#_Toc131105800" text:style-name="Index_20_Link" text:visited-style-name="Index_20_Link"><text:span text:style-name="T7"><text:tab/>3</text:span></text:a></text:p>
        </text:index-body>
      </text:table-of-content>
      <text:p text:style-name="P16"/>
      <text:h text:style-name="P61" text:outline-level="1"><text:bookmark-start text:name="_Toc131105778"/>Introduction<text:bookmark-end text:name="_Toc131105778"/></text:h>
      <text:p text:style-name="P12"/>
      <text:p text:style-name="P27">I’ve been tasked with evaluating the performance of a small virtual network in mininet. We were to write a python script to measure bandwidth between nodes, and also to use tools which are already readily available. I have used ping, iperf <text:span text:style-name="T41">and</text:span> traceroute.</text:p>
      <text:p text:style-name="P28"/>
      <text:p text:style-name="P28">There are several metrics to describe the performance of a network. They all describe different aspects of a network.</text:p>
      <text:p text:style-name="P28"/>
      <text:list xml:id="list675605069" text:style-name="Numbering_20_123">
        <text:list-item>
          <text:p text:style-name="P66">Bandwidth/<text:span text:style-name="T45">Rate</text:span>: is the amount of bytes per second a connection can handle.</text:p>
        </text:list-item>
        <text:list-item>
          <text:p text:style-name="P67">Latency/<text:span text:style-name="T44">Delay</text:span>: the time it takes for two nodes to communicate.<text:line-break/><text:span text:style-name="T43">Also known as RTT (Round-Trip Time) and ping</text:span></text:p>
        </text:list-item>
        <text:list-item>
          <text:p text:style-name="P68">Loss: amount of <text:span text:style-name="T46">dropped packages </text:span>between two nodes <text:span text:style-name="T46">on a network</text:span>.</text:p>
        </text:list-item>
        <text:list-item>
          <text:p text:style-name="P68"/>
        </text:list-item>
      </text:list>
      <text:p text:style-name="P26">An introduction should tell the reader why this work is interesting. </text:p>
      <text:p text:style-name="P29"/>
      <text:p text:style-name="P29">It should describe:</text:p>
      <text:list xml:id="list239158758" text:style-name="WWNum4">
        <text:list-item>
          <text:p text:style-name="P63">the key topic(s)</text:p>
        </text:list-item>
        <text:list-item>
          <text:p text:style-name="P63">the problem(s) that you are solving</text:p>
        </text:list-item>
        <text:list-item>
          <text:p text:style-name="P63">references to the relevant work (for example: iperf)</text:p>
        </text:list-item>
        <text:list-item>
          <text:p text:style-name="P63">your approach to the solution</text:p>
        </text:list-item>
        <text:list-item>
          <text:p text:style-name="P63">limitations and outcomes </text:p>
        </text:list-item>
        <text:list-item>
          <text:p text:style-name="P63">how the rest of the document is organised</text:p>
        </text:list-item>
      </text:list>
      <text:p text:style-name="P33"/>
      <text:h text:style-name="Heading_20_1" text:outline-level="1"><text:bookmark-start text:name="_Toc131105779"/>Simpleperf<text:bookmark-end text:name="_Toc131105779"/></text:h>
      <text:p text:style-name="P30">Implementation details of simpleperf. Describe the building blocks of simpleperf and the communication between the server and client. </text:p>
      <text:p text:style-name="P11"/>
      <text:p text:style-name="P9"><text:span text:style-name="T14">I’ve been tasked to create a simplified version of a program known as iperf, in a programming language called python, </text:span><text:span text:style-name="T15">using the socket library for networking</text:span><text:span text:style-name="T14">. After some trial end mostly error, I decided to try to make good use of custom classes in python, and defined a four of them, I’ll discuss them later on. 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6">The user should be able run the script and decide between running a server or a client, by invoking the script as follows, </text:span><text:span text:style-name="T17">we use ‘-s’ for server calls and ‘-c’ for client</text:span></text:p>
      <text:p text:style-name="P8"><text:span text:style-name="Citation"><text:span text:style-name="T13"/></text:span></text:p>
      <text:p text:style-name="Preformatted_20_Text"><text:span text:style-name="Citation"><text:span text:style-name="T12">$ python3 simpleperf.py -</text:span></text:span><text:span text:style-name="Citation"><text:span text:style-name="T13">s</text:span></text:span></text:p>
      <text:p text:style-name="Preformatted_20_Text"><text:span text:style-name="Citation"><text:span text:style-name="T13"/></text:span></text:p>
      <text:p text:style-name="P8"><text:span text:style-name="Citation"><text:span text:style-name="T12">$ python3 simpleperf.py -</text:span></text:span><text:span text:style-name="Citation"><text:span text:style-name="T13">c</text:span></text:span></text:p>
      <text:p text:style-name="P10"/>
      <text:p text:style-name="P31">To run a test between to nodes on a network, the user needs to open a server, and have it successfully bind to an address or a port. By default a server attempts to bind to the local ipv4 address of the node it’s running on, by calling ifconfig on the node, and attempting to grab the address. <text:span text:style-name="T40">This works well for the nodes in mininet, but isn’t optimal for use outside that environment.</text:span> If this fails, the server attempts to bind to 10.0.0.2 (Node:h1 in the network). The user may specify the address to bind to by invoking the script with the ‘’-<text:span text:style-name="T28">b</text:span> &lt;address&gt;’’ flag, where &lt;address&gt; is an ipv4 address given with dotted decimal notation. <text:span text:style-name="T27">If no port is defined the program attempts to bind to port 8088.</text:span></text:p>
      <text:p text:style-name="P39"><text:soft-page-break/><text:span text:style-name="T18">If the program successfully binds to the address, </text:span><text:span text:style-name="T19">it opens a connection to the port, and listens for incoming connections from </text:span><text:span text:style-name="T20">clients. When a client connects, they are assigned a group, </text:span><text:span text:style-name="T21">and the server controls that all clients in the group are from the same connection. I believe I’ve caught a bug here that a group of connections may contain connections from different clients. I haven’t been able to find a fix for this issue, so I merely perform a control for this issue, </text:span><text:span text:style-name="T22">then quit the program if the test is positive. </text:span><text:span text:style-name="T23">I haven’t been able to recreate this bug, so I believe that the chance for this to happen is rather small</text:span><text:span text:style-name="T22">.</text:span></text:p>
      <text:p text:style-name="P40"><text:span text:style-name="T22">W</text:span><text:span text:style-name="T24">hen starting a client, the user may set how many seconds to transfer bytes for or set how many bytes to transfer. To set the total amount of bytes to transfer the user may use the -n, -–</text:span><text:span text:style-name="T29">num, flag in conjunction with the -f. --format flag. The ‘format’ flag is set to ‘MB’ by default so if the user sets the ‘num’ flag with the number three, a total of 3MB will be transferred by the client.</text:span></text:p>
      <text:p text:style-name="P42">The user may NOT use the ‘num’ flag as follows:</text:p>
      <text:p text:style-name="P38"><text:span text:style-name="Citation"><text:span text:style-name="T81">$ simpleperf -c -n 3MB</text:span></text:span></text:p>
      <text:p text:style-name="P38"><text:span text:style-name="Citation"><text:span text:style-name="T32">T</text:span></text:span><text:span text:style-name="Citation"><text:span text:style-name="T30">he ‘num’ flag only accepts an integer.</text:span></text:span></text:p>
      <text:p text:style-name="P41"><text:span text:style-name="Citation"><text:span text:style-name="T32">My</text:span></text:span><text:span text:style-name="Citation"><text:span text:style-name="T31"> simpleperf </text:span></text:span><text:span text:style-name="Citation"><text:span text:style-name="T32">implementation</text:span></text:span><text:span text:style-name="Citation"><text:span text:style-name="T31"> relies on a few imported libraries:</text:span></text:span></text:p>
      <text:p text:style-name="P41"><text:span text:style-name="Citation"><text:span text:style-name="T39">re <text:s text:c="25"/><text:tab/><text:tab/>subprocess</text:span></text:span><text:line-break/><text:span text:style-name="T38">sys <text:s text:c="24"/><text:tab/><text:tab/>argparse</text:span><text:line-break/><text:span text:style-name="T38">socket <text:s text:c="20"/><text:tab/><text:tab/>threading</text:span><text:line-break/><text:span text:style-name="T38">ipaddress <text:s text:c="18"/><text:tab/>time</text:span><text:line-break/><text:span text:style-name="T38">json <text:s text:c="23"/><text:tab/><text:tab/>math</text:span></text:p>
      <text:p text:style-name="P35"><text:span text:style-name="Citation"><text:span text:style-name="T32">re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37">v4</text:span></text:span><text:span text:style-name="Citation"><text:span text:style-name="T32"> addresses with the dotted decimal notation.</text:span></text:span></text:p>
      <text:p text:style-name="P35"><text:span text:style-name="Citation"><text:span text:style-name="T32"/></text:span></text:p>
      <text:p text:style-name="P35"><text:span text:style-name="Citation"><text:span text:style-name="T32">Subprocess is used to run ifconfig on the node, the program is running on, to grab an ip address to bind the server to, so that the user is saved this hastle.</text:span></text:span></text:p>
      <text:p text:style-name="P35"><text:span text:style-name="Citation"><text:span text:style-name="T32"/></text:span></text:p>
      <text:p text:style-name="P35"><text:span text:style-name="Citation"><text:span text:style-name="T32">Sys </text:span></text:span><text:span text:style-name="Citation"><text:span text:style-name="T33">is </text:span></text:span><text:span text:style-name="Citation"><text:span text:style-name="T32">primarly used to exit the program. Since all the input from the user is handled with argparse.</text:span></text:span></text:p>
      <text:p text:style-name="P35"><text:span text:style-name="Citation"><text:span text:style-name="T32"/></text:span></text:p>
      <text:p text:style-name="P35"><text:span text:style-name="Citation"><text:span text:style-name="T32">Argparse is used to handle inputs from a user.</text:span></text:span></text:p>
      <text:p text:style-name="P35"><text:span text:style-name="Citation"><text:span text:style-name="T32"/></text:span></text:p>
      <text:p text:style-name="P35"><text:span text:style-name="Citation"><text:span text:style-name="T32">Socket is used to connect a client to a host with tcp and ipv4 addressing. The library is then used to send bytes from a client to a server.</text:span></text:span></text:p>
      <text:p text:style-name="P35"><text:span text:style-name="Citation"><text:span text:style-name="T32"/></text:span></text:p>
      <text:p text:style-name="P35"><text:span text:style-name="Citation"><text:span text:style-name="T32">Threading is used to run multiple parallel connections from a client to a server.</text:span></text:span></text:p>
      <text:p text:style-name="P35"><text:span text:style-name="Citation"><text:span text:style-name="T32"/></text:span></text:p>
      <text:p text:style-name="P35"><text:soft-page-break/><text:span text:style-name="Citation"><text:span text:style-name="T32">Time calculate a time difference between the beginning of a transmission to the end, it’s also used to print the intervals in between if the interval flag is smaller than the total time.</text:span></text:span></text:p>
      <text:p text:style-name="P35"><text:span text:style-name="Citation"><text:span text:style-name="T32"/></text:span></text:p>
      <text:p text:style-name="P35"><text:span text:style-name="Citation"><text:span text:style-name="T32">Json is used to send information about a connected client to the server. To let it know some information about the client, for example how many connections the server is to expect and the name of a group of clients.</text:span></text:span></text:p>
      <text:p text:style-name="P35"><text:span text:style-name="Citation"><text:span text:style-name="T32"/></text:span></text:p>
      <text:p text:style-name="P35"><text:span text:style-name="Citation"><text:span text:style-name="T32">Math is used to set the bytes threshold of a time constrained client to infinite.</text:span></text:span></text:p>
      <text:p text:style-name="P35"><text:span text:style-name="Citation"><text:span text:style-name="T32"/></text:span></text:p>
      <text:p text:style-name="P36"><text:span text:style-name="Citation"><text:span text:style-name="T34">After the client side has established all their connections and the server has verified their connections, they both start a clock and the transferring of bytes, the server receives that client sends. When the client is done sending (they’ve reached the allotted time slot, or their byte threshold) they send a message containing the letters ‘BYE’ the server looks for this message, and when the server sees this message it stops the time, and sends a message back relating that they’ve seen the message ‘ACK:BYE’. The client waits for this message before closing their end of the socket connection.</text:span></text:span></text:p>
      <text:p text:style-name="P36"><text:span text:style-name="Citation"><text:span text:style-name="T35"/></text:span></text:p>
      <text:p text:style-name="P37"><text:span text:style-name="Citation"><text:span text:style-name="T35">A print containing the name of a connection, seconds, total bytes and the rate for the whole duration is then printed on both the client and server side. </text:span></text:span><text:span text:style-name="Citation"><text:span text:style-name="T36">On the client side the program is finished and exits, on the server side we listen for a new connection. New connections may be received while we receive bytes to a server as well. The prints to screen may be garbled though.</text:span></text:span></text:p>
      <text:h text:style-name="P62" text:outline-level="1"><text:bookmark-start text:name="_Toc131105780"/>Experimental setup<text:bookmark-end text:name="_Toc131105780"/></text:h>
      <text:p text:style-name="P11"/>
      <text:p text:style-name="P30">Describe the virtual network/topology that you used to evaluate your simpleperf tool. Feel free to copy my image.</text:p>
      <text:h text:style-name="Heading_20_2" text:outline-level="2">Performance evaluations</text:h>
      <text:p text:style-name="P11"/>
      <text:h text:style-name="Heading_20_2" text:outline-level="2"><text:bookmark-start text:name="_Toc131105782"/>Network tools<text:bookmark-end text:name="_Toc131105782"/></text:h>
      <text:p text:style-name="P11"/>
      <text:p text:style-name="P18">Explain the tools that you have used in your experiment – iperf, ping etc.</text:p>
      <text:p text:style-name="P13"/>
      <text:h text:style-name="Heading_20_2" text:outline-level="2"><text:bookmark-start text:name="_Toc131105783"/>Performance metrics<text:bookmark-end text:name="_Toc131105783"/></text:h>
      <text:p text:style-name="P11"/>
      <text:p text:style-name="P17">performance metrics that you use to evaluate your simpleperf tool.</text:p>
      <text:p text:style-name="P11"/>
      <text:h text:style-name="Heading_20_2" text:outline-level="2"><text:bookmark-start text:name="_Toc131105784"/><text:span text:style-name="T4">T</text:span><text:span text:style-name="T10">est case 1: measuring bandwidth with iperf in UDP mode</text:span><text:bookmark-end text:name="_Toc131105784"/></text:h>
      <text:h text:style-name="Heading_20_3" text:outline-level="3"><text:bookmark-start text:name="_Toc131105785"/>Results<text:bookmark-end text:name="_Toc131105785"/></text:h>
      <text:p text:style-name="P25"/>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3">nodes</text:p>
          </table:table-cell>
          <table:table-cell table:style-name="Table1.A1" office:value-type="string">
            <text:p text:style-name="P44"><text:span text:style-name="Citation">Interval</text:span></text:p>
          </table:table-cell>
          <table:table-cell table:style-name="Table1.A1" office:value-type="string">
            <text:p text:style-name="P44"><text:span text:style-name="Citation">Transfer</text:span></text:p>
          </table:table-cell>
          <table:table-cell table:style-name="Table1.A1" office:value-type="string">
            <text:p text:style-name="P44"><text:span text:style-name="Citation">Bandwidth</text:span></text:p>
          </table:table-cell>
          <table:table-cell table:style-name="Table1.A1" office:value-type="string">
            <text:p text:style-name="P44"><text:span text:style-name="Citation">Jitter</text:span></text:p>
          </table:table-cell>
          <table:table-cell table:style-name="Table1.A1" office:value-type="string">
            <text:p text:style-name="P44"><text:span text:style-name="Citation">Lost/Total</text:span></text:p>
          </table:table-cell>
          <table:table-cell table:style-name="Table1.A1" office:value-type="string">
            <text:p text:style-name="P45">Percent-<text:line-break/>loss</text:p>
          </table:table-cell>
        </table:table-row>
        <table:table-row>
          <table:table-cell table:style-name="Table1.A2" office:value-type="string">
            <text:p text:style-name="P46"><text:span text:style-name="Citation">h</text:span><text:span text:style-name="Citation"><text:span text:style-name="T64">1</text:span></text:span><text:span text:style-name="Citation">→h</text:span><text:span text:style-name="Citation"><text:span text:style-name="T64">4</text:span></text:span></text:p>
          </table:table-cell>
          <table:table-cell table:style-name="Table1.A2" office:value-type="string">
            <text:p text:style-name="P47"><text:span text:style-name="Citation">10.4 </text:span><text:span text:style-name="Citation"><text:span text:style-name="T65">s</text:span></text:span></text:p>
          </table:table-cell>
          <table:table-cell table:style-name="Table1.A2" office:value-type="string">
            <text:p text:style-name="P48"><text:span text:style-name="Citation">36.1 MB</text:span></text:p>
          </table:table-cell>
          <table:table-cell table:style-name="Table1.A2" office:value-type="string">
            <text:p text:style-name="P48"><text:span text:style-name="Citation">29.2 </text:span><text:span text:style-name="Citation"><text:span text:style-name="T65">Mbps</text:span></text:span></text:p>
          </table:table-cell>
          <table:table-cell table:style-name="Table1.A2" office:value-type="string">
            <text:p text:style-name="P48"><text:span text:style-name="Citation">0.0</text:span><text:span text:style-name="Citation"><text:span text:style-name="T66">7 </text:span></text:span><text:span text:style-name="Citation">ms</text:span></text:p>
          </table:table-cell>
          <table:table-cell table:style-name="Table1.A2" office:value-type="string">
            <text:p text:style-name="P48"><text:span text:style-name="Citation">63415/89167</text:span></text:p>
          </table:table-cell>
          <table:table-cell table:style-name="Table1.A2" office:value-type="string">
            <text:p text:style-name="P48"><text:span text:style-name="Citation">71%</text:span></text:p>
          </table:table-cell>
        </table:table-row>
        <table:table-row>
          <table:table-cell table:style-name="Table1.A2" office:value-type="string">
            <text:p text:style-name="P46"><text:span text:style-name="Citation">h1→h9</text:span></text:p>
          </table:table-cell>
          <table:table-cell table:style-name="Table1.A2" office:value-type="string">
            <text:p text:style-name="P48"><text:span text:style-name="Citation">10.6 </text:span><text:span text:style-name="Citation"><text:span text:style-name="T67">s</text:span></text:span></text:p>
          </table:table-cell>
          <table:table-cell table:style-name="Table1.A2" office:value-type="string">
            <text:p text:style-name="P48"><text:span text:style-name="Citation">24.5 </text:span><text:span text:style-name="Citation"><text:span text:style-name="T67">MB</text:span></text:span></text:p>
          </table:table-cell>
          <table:table-cell table:style-name="Table1.A2" office:value-type="string">
            <text:p text:style-name="P48"><text:span text:style-name="Citation">19.4 </text:span><text:span text:style-name="Citation"><text:span text:style-name="T68">Mbps</text:span></text:span></text:p>
          </table:table-cell>
          <table:table-cell table:style-name="Table1.A2" office:value-type="string">
            <text:p text:style-name="P48"><text:span text:style-name="Citation">0.053 </text:span><text:span text:style-name="Citation"><text:span text:style-name="T67">ms</text:span></text:span></text:p>
          </table:table-cell>
          <table:table-cell table:style-name="Table1.A2" office:value-type="string">
            <text:p text:style-name="P48"><text:span text:style-name="Citation">71679/89166</text:span></text:p>
          </table:table-cell>
          <table:table-cell table:style-name="Table1.A2" office:value-type="string">
            <text:p text:style-name="P49"><text:span text:style-name="Citation">8</text:span><text:span text:style-name="Citation"><text:span text:style-name="T68">0%</text:span></text:span></text:p>
          </table:table-cell>
        </table:table-row>
        <table:table-row>
          <table:table-cell table:style-name="Table1.A4" office:value-type="string">
            <text:p text:style-name="P46"><text:span text:style-name="Citation">h7→h9</text:span></text:p>
          </table:table-cell>
          <table:table-cell table:style-name="Table1.A4" office:value-type="string">
            <text:p text:style-name="P50"><text:span text:style-name="Citation">10.6 s</text:span></text:p>
          </table:table-cell>
          <table:table-cell table:style-name="Table1.A4" office:value-type="string">
            <text:p text:style-name="P50"><text:span text:style-name="Citation">24.5 MB</text:span></text:p>
          </table:table-cell>
          <table:table-cell table:style-name="Table1.A4" office:value-type="string">
            <text:p text:style-name="P50"><text:span text:style-name="Citation">19.4 Mbps</text:span></text:p>
          </table:table-cell>
          <table:table-cell table:style-name="Table1.A4" office:value-type="string">
            <text:p text:style-name="P48"><text:span text:style-name="Citation">0.051 </text:span><text:span text:style-name="Citation"><text:span text:style-name="T68">ms</text:span></text:span></text:p>
          </table:table-cell>
          <table:table-cell table:style-name="Table1.A4" office:value-type="string">
            <text:p text:style-name="P48"><text:span text:style-name="Citation">71679/89166</text:span></text:p>
          </table:table-cell>
          <table:table-cell table:style-name="Table1.A4" office:value-type="string">
            <text:p text:style-name="P50"><text:span text:style-name="Citation">80%</text:span></text:p>
          </table:table-cell>
        </table:table-row>
      </table:table>
      <text:p text:style-name="P69"/>
      <text:p text:style-name="P70">To be certain I ran the tests “both ways” and the reports are all looking about the same. </text:p>
      <text:h text:style-name="Heading_20_3" text:outline-level="3"><text:bookmark-start text:name="_Toc131105786"/><text:soft-page-break/>Discussion<text:bookmark-end text:name="_Toc131105786"/></text:h>
      <text:p text:style-name="P19"><text:span text:style-name="T82">In general, t</text:span>o measure the available bandwidth between two nodes we need to send a meaningful amount of data, I’ve decided to start with 100Mbps since it’s a nice big round number, <text:span text:style-name="T47">if this all successfully sent, with no big issues or packet-loss, I’ll attempt to send with 500Mbps. </text:span><text:span text:style-name="T50">Gradually increasing until the transmission starts loosing packets, this will tell me the total bandwidth of a connection</text:span><text:span text:style-name="T47">. </text:span><text:span text:style-name="T52">Since we are using UDP mode, we don’</text:span><text:span text:style-name="T53">t have to worry about congestion control or any of the like, we just transfer as much as we can and read what the server responds as received packages.</text:span></text:p>
      <text:p text:style-name="P19"/>
      <text:p text:style-name="P19"><text:span text:style-name="T47">An issue here is that I might overload the network, or ‘hog’ it for some amount of time, </text:span><text:span text:style-name="T48">but to find the actual bandwidth </text:span><text:span text:style-name="T63">of </text:span><text:span text:style-name="T48">a network, I need to stress it. </text:span><text:span text:style-name="T51">Therefore I </text:span><text:span text:style-name="T48">should perform my tests when I believe the network is under minimal load. So that I don</text:span><text:span text:style-name="T49">’t prohibit others from performing their tasks and my tests aren’t affected by others.</text:span></text:p>
      <text:p text:style-name="P20"/>
      <text:p text:style-name="P21">A client transmitting at 100Mbps <text:span text:style-name="T54">in UDP mode has no way of knowing what the server might receive, so cleverly enough the server transmits a report about how the transmission went. </text:span><text:span text:style-name="T55"><text:s/></text:span></text:p>
      <text:p text:style-name="P22"/>
      <text:p text:style-name="P22"><text:span text:style-name="T83">h1 → h4</text:span><text:line-break/>Here we can see that the transmission lasted for about 10 seconds, during that time the serve<text:span text:style-name="T84">r</text:span> received 36.1MB at a rate of 29.2Mbps, <text:span text:style-name="T56">The jitter (or variance in latency) is quite low at 0.0</text:span><text:span text:style-name="T84">7</text:span><text:span text:style-name="T56">ms </text:span><text:span text:style-name="T57">and we can see that about 71 percent of datagrams got lost on the way between the nodes.</text:span></text:p>
      <text:p text:style-name="P22"/>
      <text:p text:style-name="P23">If no significant amount of datagrams had been lost between the nodes, we wouldn’t be able to say anything about the bandwidth between the nodes. <text:span text:style-name="T59">Say we were to run the same test with 2Mbps on two different connections, one with 200Mbps bandwidth the other with 5Mbps. </text:span><text:span text:style-name="T60">B</text:span><text:span text:style-name="T59">oth these connections can service the datastream without any major issues, which means we can’t infer any difference between the </text:span><text:span text:style-name="T61">two </text:span><text:span text:style-name="T59">connections.</text:span><text:span text:style-name="T58"> </text:span></text:p>
      <text:p text:style-name="P24"/>
      <text:p text:style-name="P24">When running tests on this particular mininet network I can clearly see from the topology script what to expect. The connection between h1 and h4 has to go through both L1 and L2, and that L2 is the bottleneck of the two at 30Mbps. <text:span text:style-name="T62">Which we can see is about the same as the report at 29.2Mbps.</text:span></text:p>
      <text:p text:style-name="P19"/>
      <text:p text:style-name="P14"><text:span text:style-name="T25">We can clearly see that h1→h9 and h7→h9 have about the same Bandwidth between them. From the topology script we can read that they share the same bottleneck L3 at 20 Mbps. </text:span><text:span text:style-name="T26">Which again is about what we can read from the tests.</text:span></text:p>
      <text:p text:style-name="P75"/>
      <text:p text:style-name="P75"/>
      <text:p text:style-name="P76"/>
      <text:h text:style-name="Heading_20_2" text:outline-level="2"><text:bookmark-start text:name="_Toc131105787"/>Test case 2: link latency and throughput<text:bookmark-end text:name="_Toc131105787"/></text:h>
      <text:p text:style-name="Standard"/>
      <text:p text:style-name="P52">Round-Trip Time (RTT) is the time it takes for a <text:span text:style-name="T70">message to be sent to a node and for the response to come back to the original sender.</text:span></text:p>
      <text:p text:style-name="P74"/>
      <text:h text:style-name="Heading_20_3" text:outline-level="3"><text:bookmark-start text:name="_Toc131105788"/>Results<text:bookmark-end text:name="_Toc131105788"/></text:h>
      <text:p text:style-name="P72">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table-cell table:style-name="Table2.A1" office:value-type="string">
            <text:p text:style-name="P55">Link</text:p>
          </table:table-cell>
          <table:table-cell table:style-name="Table2.A1" office:value-type="string">
            <text:p text:style-name="P55">Sent/recieved</text:p>
          </table:table-cell>
          <table:table-cell table:style-name="Table2.A1" office:value-type="string">
            <text:p text:style-name="P55">Min</text:p>
          </table:table-cell>
          <table:table-cell table:style-name="Table2.A1" office:value-type="string">
            <text:p text:style-name="P55">Avg</text:p>
          </table:table-cell>
          <table:table-cell table:style-name="Table2.A1" office:value-type="string">
            <text:p text:style-name="P55">Max</text:p>
          </table:table-cell>
          <table:table-cell table:style-name="Table2.A1" office:value-type="string">
            <text:p text:style-name="P55">mdev</text:p>
          </table:table-cell>
        </table:table-row>
        <table:table-row table:style-name="Table2.2">
          <table:table-cell table:style-name="Table2.A2" office:value-type="string">
            <text:p text:style-name="P55">L1</text:p>
          </table:table-cell>
          <table:table-cell table:style-name="Table2.B2" office:value-type="string">
            <text:p text:style-name="P79">25 / 25</text:p>
          </table:table-cell>
          <table:table-cell table:style-name="Table2.C2" office:value-type="string">
            <text:p text:style-name="P78">21.182<text:span text:style-name="T69">ms</text:span></text:p>
          </table:table-cell>
          <table:table-cell table:style-name="Table2.D2" office:value-type="string">
            <text:p text:style-name="P78">21.297<text:span text:style-name="T69">ms</text:span></text:p>
          </table:table-cell>
          <table:table-cell table:style-name="Table2.E2" office:value-type="string">
            <text:p text:style-name="P78">21.559<text:span text:style-name="T69">ms</text:span></text:p>
          </table:table-cell>
          <table:table-cell table:style-name="Table2.F2" office:value-type="string">
            <text:p text:style-name="P78">0.110<text:span text:style-name="T69">ms</text:span></text:p>
          </table:table-cell>
        </table:table-row>
        <table:table-row>
          <table:table-cell table:style-name="Table2.A2" office:value-type="string">
            <text:p text:style-name="P55">L2</text:p>
          </table:table-cell>
          <table:table-cell table:style-name="Table2.B3" office:value-type="string">
            <text:p text:style-name="P79">25 / 25</text:p>
          </table:table-cell>
          <table:table-cell table:style-name="Table2.C3" office:value-type="string">
            <text:p text:style-name="P78">40.009<text:span text:style-name="T69">ms</text:span></text:p>
          </table:table-cell>
          <table:table-cell table:style-name="Table2.D3" office:value-type="string">
            <text:p text:style-name="P78">40.041<text:span text:style-name="T69">ms</text:span></text:p>
          </table:table-cell>
          <table:table-cell table:style-name="Table2.E3" office:value-type="string">
            <text:p text:style-name="P78">40.161<text:span text:style-name="T69">ms</text:span></text:p>
          </table:table-cell>
          <table:table-cell table:style-name="Table2.F3" office:value-type="string">
            <text:p text:style-name="P78">0.039<text:span text:style-name="T69">ms</text:span></text:p>
          </table:table-cell>
        </table:table-row>
        <table:table-row>
          <table:table-cell table:style-name="Table2.A4" office:value-type="string">
            <text:p text:style-name="P55">L3</text:p>
          </table:table-cell>
          <table:table-cell table:style-name="Table2.B4" office:value-type="string">
            <text:p text:style-name="P79">25 / 25</text:p>
          </table:table-cell>
          <table:table-cell table:style-name="Table2.C4" office:value-type="string">
            <text:p text:style-name="P78">20.224<text:span text:style-name="T69">ms</text:span></text:p>
          </table:table-cell>
          <table:table-cell table:style-name="Table2.D4" office:value-type="string">
            <text:p text:style-name="P78">20.274<text:span text:style-name="T69">ms</text:span></text:p>
          </table:table-cell>
          <table:table-cell table:style-name="Table2.E4" office:value-type="string">
            <text:p text:style-name="P78">20.483<text:span text:style-name="T69">ms</text:span></text:p>
          </table:table-cell>
          <table:table-cell table:style-name="Table2.F4" office:value-type="string">
            <text:p text:style-name="P78">0.073<text:span text:style-name="T69">ms</text:span></text:p>
          </table:table-cell>
        </table:table-row>
      </table:table>
      <text:p text:style-name="P51"/>
      <text:p text:style-name="P73">Throughput:</text:p>
      <table:table table:name="Table3" table:style-name="Table3" table:template-name="Academic">
        <table:table-column table:style-name="Table3.A" table:number-columns-repeated="2"/>
        <table:table-column table:style-name="Table3.C"/>
        <table:table-column table:style-name="Table3.D"/>
        <table:table-row>
          <table:table-cell table:style-name="Table3.A1" office:value-type="string">
            <text:p text:style-name="P59">Link</text:p>
          </table:table-cell>
          <table:table-cell table:style-name="Table3.A1" office:value-type="string">
            <text:p text:style-name="P59">time</text:p>
          </table:table-cell>
          <table:table-cell table:style-name="Table3.A1" office:value-type="string">
            <text:p text:style-name="P56">Sent / Received</text:p>
          </table:table-cell>
          <table:table-cell table:style-name="Table3.A1" office:value-type="string">
            <text:p text:style-name="P56">Bandwidth</text:p>
          </table:table-cell>
        </table:table-row>
        <table:table-row table:style-name="Table3.2">
          <table:table-cell table:style-name="Table3.A2" office:value-type="string">
            <text:p text:style-name="P59">L1 <text:span text:style-name="T73">client</text:span></text:p>
          </table:table-cell>
          <table:table-cell table:style-name="Table3.B2" office:value-type="string">
            <text:p text:style-name="P56">25.03s</text:p>
          </table:table-cell>
          <table:table-cell table:style-name="Table3.B2" office:value-type="string">
            <text:p text:style-name="P56">133.73MB</text:p>
          </table:table-cell>
          <table:table-cell table:style-name="Table3.D2" office:value-type="string">
            <text:p text:style-name="P56">42.74Mbps</text:p>
          </table:table-cell>
        </table:table-row>
        <table:table-row>
          <table:table-cell table:style-name="Table3.A3" office:value-type="string">
            <text:p text:style-name="P58">L1 server</text:p>
          </table:table-cell>
          <table:table-cell table:style-name="Table3.B3" office:value-type="string">
            <text:p text:style-name="P56">28.32s </text:p>
          </table:table-cell>
          <table:table-cell table:style-name="Table3.B3" office:value-type="string">
            <text:p text:style-name="P56">133.73MB</text:p>
          </table:table-cell>
          <table:table-cell table:style-name="Table3.D3" office:value-type="string">
            <text:p text:style-name="P56">37.78Mbps</text:p>
          </table:table-cell>
        </table:table-row>
        <table:table-row>
          <table:table-cell table:style-name="Table3.A2" office:value-type="string">
            <text:p text:style-name="P59">L2 <text:span text:style-name="T73">client</text:span></text:p>
          </table:table-cell>
          <table:table-cell table:style-name="Table3.B2" office:value-type="string">
            <text:p text:style-name="P56">25.0<text:span text:style-name="T75">3</text:span><text:span text:style-name="T71">s</text:span></text:p>
          </table:table-cell>
          <table:table-cell table:style-name="Table3.B2" office:value-type="string">
            <text:p text:style-name="P56">10<text:span text:style-name="T75">3</text:span>.<text:span text:style-name="T75">8</text:span>MB</text:p>
          </table:table-cell>
          <table:table-cell table:style-name="Table3.D2" office:value-type="string">
            <text:p text:style-name="P56">3<text:span text:style-name="T75">3</text:span>.1<text:span text:style-name="T75">7</text:span>Mbps</text:p>
          </table:table-cell>
        </table:table-row>
        <table:table-row>
          <table:table-cell table:style-name="Table3.A3" office:value-type="string">
            <text:p text:style-name="P58">L2 server</text:p>
          </table:table-cell>
          <table:table-cell table:style-name="Table3.B3" office:value-type="string">
            <text:p text:style-name="P56">29.38s</text:p>
          </table:table-cell>
          <table:table-cell table:style-name="Table3.B3" office:value-type="string">
            <text:p text:style-name="P57">103.8MB</text:p>
          </table:table-cell>
          <table:table-cell table:style-name="Table3.D3" office:value-type="string">
            <text:p text:style-name="P56">28.27Mbps</text:p>
          </table:table-cell>
        </table:table-row>
        <table:table-row>
          <table:table-cell table:style-name="Table3.A6" office:value-type="string">
            <text:p text:style-name="P59">L3 <text:span text:style-name="T73">client</text:span></text:p>
          </table:table-cell>
          <table:table-cell table:style-name="Table3.B6" office:value-type="string">
            <text:p text:style-name="P56">25.0<text:span text:style-name="T74">3</text:span>s</text:p>
          </table:table-cell>
          <table:table-cell table:style-name="Table3.B6" office:value-type="string">
            <text:p text:style-name="P56">69.82MB</text:p>
          </table:table-cell>
          <table:table-cell table:style-name="Table3.D6" office:value-type="string">
            <text:p text:style-name="P56">22.32Mbps</text:p>
          </table:table-cell>
        </table:table-row>
        <table:table-row>
          <table:table-cell table:style-name="Table3.A7" office:value-type="string">
            <text:p text:style-name="P58">L3 server</text:p>
          </table:table-cell>
          <table:table-cell table:style-name="Table3.B7" office:value-type="string">
            <text:p text:style-name="P56">29.53<text:span text:style-name="T74">s</text:span></text:p>
          </table:table-cell>
          <table:table-cell table:style-name="Table3.B7" office:value-type="string">
            <text:p text:style-name="P56">69.82MB</text:p>
          </table:table-cell>
          <table:table-cell table:style-name="Table3.D7" office:value-type="string">
            <text:p text:style-name="P56">18.92Mbps</text:p>
          </table:table-cell>
        </table:table-row>
      </table:table>
      <text:p text:style-name="P77"/>
      <text:h text:style-name="Heading_20_3" text:outline-level="3"><text:bookmark-start text:name="_Toc131105789"/>Discussion<text:bookmark-end text:name="_Toc131105789"/></text:h>
      <text:p text:style-name="P15"><text:span text:style-name="T79">I</text:span><text:span text:style-name="T76">n the throughput test we can see that the client reports an optimistic result, while the server reports a pessimistic one. The true figures are probably somewhere in the middle. </text:span><text:span text:style-name="T77">The client is optimistic because it stops the clock as soon as the time is up, and when it begins sending it fills the buffer in the first node. While the server stops its timer when it receives a message stating that the transferring is over, </text:span><text:span text:style-name="T78">an as stated by the figures above the test, which was supposed to last 25 seconds, last</text:span><text:span text:style-name="T80">s</text:span><text:span text:style-name="T78"> 29.5 seconds on the server side. </text:span><text:span text:style-name="T85">The ‘BYE’ message from the client has to queue behind the other data transfer which has filled the buffer and link at the router.</text:span></text:p>
      <text:p text:style-name="P15"/>
      <text:p text:style-name="P15"/>
      <text:p text:style-name="Standard"/>
      <text:h text:style-name="Heading_20_2" text:outline-level="2"><text:bookmark-start text:name="_Toc131105790"/>Test case 3: path Latency and throughput<text:bookmark-end text:name="_Toc131105790"/></text:h>
      <text:h text:style-name="Heading_20_3" text:outline-level="3"><text:bookmark-start text:name="_Toc131105791"/>Results<text:bookmark-end text:name="_Toc131105791"/></text:h>
      <text:h text:style-name="Heading_20_3" text:outline-level="3"><text:bookmark-start text:name="_Toc131105792"/>Discussion<text:bookmark-end text:name="_Toc131105792"/></text:h>
      <text:p text:style-name="Standard"/>
      <text:p text:style-name="P34"/>
      <text:h text:style-name="Heading_20_2" text:outline-level="2"><text:bookmark-start text:name="_Toc131105793"/>Test case 4: effects of multiplexing and latency<text:bookmark-end text:name="_Toc131105793"/></text:h>
      <text:h text:style-name="Heading_20_3" text:outline-level="3"><text:bookmark-start text:name="_Toc131105794"/>Results<text:bookmark-end text:name="_Toc131105794"/></text:h>
      <text:p text:style-name="P14"/>
      <text:list xml:id="list1671803794" text:style-name="WWNum5">
        <text:list-item>
          <text:p text:style-name="P64">Report your results (you can also use tables)</text:p>
        </text:list-item>
        <text:list-item>
          <text:p text:style-name="P64">Do not put raw data or screenshots here. Only put the average RTT and throughput in your results. </text:p>
        </text:list-item>
      </text:list>
      <text:h text:style-name="Heading_20_3" text:outline-level="3"><text:bookmark-start text:name="_Toc131105795"/>Discussion<text:bookmark-end text:name="_Toc131105795"/></text:h>
      <text:p text:style-name="Standard"><text:tab/><text:span text:style-name="T72">What you what you expect to see</text:span></text:p>
      <text:p text:style-name="Standard"/>
      <text:p text:style-name="P34"/>
      <text:h text:style-name="Heading_20_2" text:outline-level="2"><text:bookmark-start text:name="_Toc131105796"/><text:soft-page-break/>Test case 5: effects of parallel connections<text:bookmark-end text:name="_Toc131105796"/></text:h>
      <text:h text:style-name="Heading_20_3" text:outline-level="3"><text:bookmark-start text:name="_Toc131105797"/>Results<text:bookmark-end text:name="_Toc131105797"/></text:h>
      <text:p text:style-name="Standard"/>
      <text:h text:style-name="Heading_20_3" text:outline-level="3"><text:bookmark-start text:name="_Toc131105798"/>Discussion<text:bookmark-end text:name="_Toc131105798"/></text:h>
      <text:p text:style-name="Standard"/>
      <text:p text:style-name="P11"/>
      <text:h text:style-name="Heading_20_2" text:outline-level="2">Conclusions</text:h>
      <text:p text:style-name="P11"/>
      <text:p text:style-name="P18">A concise statement of your work’s important results and their significance. Here you should state any shortcomings/limitations of your work, problems that you failed to address and so on..</text:p>
      <text:p text:style-name="P13"/>
      <text:h text:style-name="Heading_20_1" text:outline-level="1"><text:bookmark-start text:name="_Toc131105800"/>References<text:bookmark-end text:name="_Toc131105800"/> (Optional)</text:h>
      <text:p text:style-name="P11"/>
      <text:p text:style-name="P11"/>
      <text:p text:style-name="P11"/>
      <text:p text:style-name="P11"/>
      <text:p text:style-name="P17"/>
      <text:p text:style-name="P17">NOTE: </text:p>
      <text:p text:style-name="P32">The report cannot exceed 20 pages, including the list of references. The page format must be A4 with 2 cm margins, single spacing and Arial, Calibri, Times New Roman or similar 11-point font.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5in" fo:margin-bottom="0in"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1665in" fo:margin-bottom="0in"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loext:num-list-format="%2%"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loext:num-list-format="%5%"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loext:num-list-format="%8%"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159</meta:editing-cycles>
    <meta:creation-date>2023-03-13T20:56:00</meta:creation-date>
    <dc:date>2023-04-10T21:46:02.632976980</dc:date>
    <meta:editing-duration>PT8H42M6S</meta:editing-duration>
    <meta:generator>LibreOffice/7.3.7.2$Linux_X86_64 LibreOffice_project/30$Build-2</meta:generator>
    <meta:document-statistic meta:table-count="3" meta:image-count="0" meta:object-count="0" meta:page-count="8" meta:paragraph-count="190" meta:word-count="2156" meta:character-count="12124" meta:non-whitespace-character-count="10062"/>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